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
  <manifest:file-entry manifest:full-path="ObjectReplacements/Object 2" manifest:media-type=""/>
  <manifest:file-entry manifest:full-path="ObjectReplacements/Object 6" manifest:media-type=""/>
  <manifest:file-entry manifest:full-path="ObjectReplacements/Object 5"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alibri2" svg:font-family="Calibri" style:font-family-generic="swiss"/>
    <style:font-face style:name="calibri" svg:font-family="calibri" style:font-family-generic="swiss"/>
    <style:font-face style:name="Courier 10 Pitch" svg:font-family="'Courier 10 Pitch'" style:font-pitch="fixed"/>
    <style:font-face style:name="Ubuntu Mono" svg:font-family="'Ubuntu Mono'" style:font-pitch="fixed"/>
    <style:font-face style:name="Courier New1" svg:font-family="'Courier New'"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4"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a2" style:family="table">
      <style:table-properties style:width="4.89cm" fo:margin-top="0cm" fo:margin-bottom="0cm" table:align="center" style:writing-mode="lr-tb"/>
    </style:style>
    <style:style style:name="Tabla2.A" style:family="table-column">
      <style:table-column-properties style:column-width="0.492cm"/>
    </style:style>
    <style:style style:name="Tabla2.B" style:family="table-column">
      <style:table-column-properties style:column-width="0.497cm"/>
    </style:style>
    <style:style style:name="Tabla2.C" style:family="table-column">
      <style:table-column-properties style:column-width="0.496cm"/>
    </style:style>
    <style:style style:name="Tabla2.D" style:family="table-column">
      <style:table-column-properties style:column-width="0.494cm"/>
    </style:style>
    <style:style style:name="Tabla2.E" style:family="table-column">
      <style:table-column-properties style:column-width="0.43cm"/>
    </style:style>
    <style:style style:name="Tabla2.1" style:family="table-row">
      <style:table-row-properties style:min-row-height="0.596cm" fo:keep-together="auto"/>
    </style:style>
    <style:style style:name="Tabla2.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2.I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2.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3" style:family="table">
      <style:table-properties style:width="4.89cm" fo:margin-top="0cm" fo:margin-bottom="0cm" table:align="center" style:writing-mode="lr-tb"/>
    </style:style>
    <style:style style:name="Tabla3.A" style:family="table-column">
      <style:table-column-properties style:column-width="0.492cm"/>
    </style:style>
    <style:style style:name="Tabla3.B" style:family="table-column">
      <style:table-column-properties style:column-width="0.497cm"/>
    </style:style>
    <style:style style:name="Tabla3.C" style:family="table-column">
      <style:table-column-properties style:column-width="0.496cm"/>
    </style:style>
    <style:style style:name="Tabla3.D" style:family="table-column">
      <style:table-column-properties style:column-width="0.494cm"/>
    </style:style>
    <style:style style:name="Tabla3.E" style:family="table-column">
      <style:table-column-properties style:column-width="0.43cm"/>
    </style:style>
    <style:style style:name="Tabla3.1" style:family="table-row">
      <style:table-row-properties style:min-row-height="0.596cm" fo:keep-together="auto"/>
    </style:style>
    <style:style style:name="Tabla3.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3.I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3.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4" style:family="table">
      <style:table-properties style:width="4.89cm" fo:margin-top="0cm" fo:margin-bottom="0cm" table:align="center" style:writing-mode="lr-tb"/>
    </style:style>
    <style:style style:name="Tabla4.A" style:family="table-column">
      <style:table-column-properties style:column-width="0.492cm"/>
    </style:style>
    <style:style style:name="Tabla4.B" style:family="table-column">
      <style:table-column-properties style:column-width="0.497cm"/>
    </style:style>
    <style:style style:name="Tabla4.C" style:family="table-column">
      <style:table-column-properties style:column-width="0.496cm"/>
    </style:style>
    <style:style style:name="Tabla4.D" style:family="table-column">
      <style:table-column-properties style:column-width="0.494cm"/>
    </style:style>
    <style:style style:name="Tabla4.E" style:family="table-column">
      <style:table-column-properties style:column-width="0.43cm"/>
    </style:style>
    <style:style style:name="Tabla4.1" style:family="table-row">
      <style:table-row-properties style:min-row-height="0.596cm" fo:keep-together="auto"/>
    </style:style>
    <style:style style:name="Tabla4.A1" style:family="table-cell">
      <style:table-cell-properties style:vertical-align="middle" fo:background-color="#ff9900" fo:padding-left="0.09cm" fo:padding-right="0.097cm" fo:padding-top="0.097cm" fo:padding-bottom="0.097cm" fo:border-left="0.25pt solid #000001" fo:border-right="none" fo:border-top="0.25pt solid #000001" fo:border-bottom="0.25pt solid #000001">
        <style:background-image/>
      </style:table-cell-properties>
    </style:style>
    <style:style style:name="Tabla4.H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4.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5" style:family="table">
      <style:table-properties style:width="4.89cm" fo:margin-top="0cm" fo:margin-bottom="0cm" table:align="center" style:writing-mode="lr-tb"/>
    </style:style>
    <style:style style:name="Tabla5.A" style:family="table-column">
      <style:table-column-properties style:column-width="0.492cm"/>
    </style:style>
    <style:style style:name="Tabla5.B" style:family="table-column">
      <style:table-column-properties style:column-width="0.497cm"/>
    </style:style>
    <style:style style:name="Tabla5.C" style:family="table-column">
      <style:table-column-properties style:column-width="0.496cm"/>
    </style:style>
    <style:style style:name="Tabla5.D" style:family="table-column">
      <style:table-column-properties style:column-width="0.494cm"/>
    </style:style>
    <style:style style:name="Tabla5.E" style:family="table-column">
      <style:table-column-properties style:column-width="0.43cm"/>
    </style:style>
    <style:style style:name="Tabla5.1" style:family="table-row">
      <style:table-row-properties style:min-row-height="0.596cm" fo:keep-together="auto"/>
    </style:style>
    <style:style style:name="Tabla5.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5.I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5.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6" style:family="table">
      <style:table-properties style:width="4.89cm" fo:margin-top="0cm" fo:margin-bottom="0cm" table:align="center" style:writing-mode="lr-tb"/>
    </style:style>
    <style:style style:name="Tabla6.A" style:family="table-column">
      <style:table-column-properties style:column-width="0.492cm"/>
    </style:style>
    <style:style style:name="Tabla6.B" style:family="table-column">
      <style:table-column-properties style:column-width="0.497cm"/>
    </style:style>
    <style:style style:name="Tabla6.C" style:family="table-column">
      <style:table-column-properties style:column-width="0.496cm"/>
    </style:style>
    <style:style style:name="Tabla6.D" style:family="table-column">
      <style:table-column-properties style:column-width="0.494cm"/>
    </style:style>
    <style:style style:name="Tabla6.E" style:family="table-column">
      <style:table-column-properties style:column-width="0.43cm"/>
    </style:style>
    <style:style style:name="Tabla6.1" style:family="table-row">
      <style:table-row-properties style:min-row-height="0.596cm" fo:keep-together="auto"/>
    </style:style>
    <style:style style:name="Tabla6.A1" style:family="table-cell">
      <style:table-cell-properties style:vertical-align="middle" fo:background-color="#ff9900" fo:padding-left="0.09cm" fo:padding-right="0.097cm" fo:padding-top="0.097cm" fo:padding-bottom="0.097cm" fo:border-left="0.25pt solid #000001" fo:border-right="none" fo:border-top="0.25pt solid #000001" fo:border-bottom="0.25pt solid #000001">
        <style:background-image/>
      </style:table-cell-properties>
    </style:style>
    <style:style style:name="Tabla6.H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6.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7" style:family="table">
      <style:table-properties style:width="4.89cm" fo:margin-top="0cm" fo:margin-bottom="0cm" table:align="center" style:writing-mode="lr-tb"/>
    </style:style>
    <style:style style:name="Tabla7.A" style:family="table-column">
      <style:table-column-properties style:column-width="0.492cm"/>
    </style:style>
    <style:style style:name="Tabla7.B" style:family="table-column">
      <style:table-column-properties style:column-width="0.497cm"/>
    </style:style>
    <style:style style:name="Tabla7.C" style:family="table-column">
      <style:table-column-properties style:column-width="0.496cm"/>
    </style:style>
    <style:style style:name="Tabla7.D" style:family="table-column">
      <style:table-column-properties style:column-width="0.494cm"/>
    </style:style>
    <style:style style:name="Tabla7.E" style:family="table-column">
      <style:table-column-properties style:column-width="0.43cm"/>
    </style:style>
    <style:style style:name="Tabla7.1" style:family="table-row">
      <style:table-row-properties style:min-row-height="0.596cm" fo:keep-together="auto"/>
    </style:style>
    <style:style style:name="Tabla7.A1" style:family="table-cell">
      <style:table-cell-properties style:vertical-align="middle" fo:background-color="#6666ff" fo:padding-left="0.09cm" fo:padding-right="0.097cm" fo:padding-top="0.097cm" fo:padding-bottom="0.097cm" fo:border-left="0.25pt solid #000001" fo:border-right="none" fo:border-top="0.25pt solid #000001" fo:border-bottom="0.25pt solid #000001">
        <style:background-image/>
      </style:table-cell-properties>
    </style:style>
    <style:style style:name="Tabla7.F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7.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8" style:family="table">
      <style:table-properties style:width="4.89cm" fo:margin-top="0cm" fo:margin-bottom="0cm" table:align="center" style:writing-mode="lr-tb"/>
    </style:style>
    <style:style style:name="Tabla8.A" style:family="table-column">
      <style:table-column-properties style:column-width="0.492cm"/>
    </style:style>
    <style:style style:name="Tabla8.B" style:family="table-column">
      <style:table-column-properties style:column-width="0.497cm"/>
    </style:style>
    <style:style style:name="Tabla8.C" style:family="table-column">
      <style:table-column-properties style:column-width="0.496cm"/>
    </style:style>
    <style:style style:name="Tabla8.D" style:family="table-column">
      <style:table-column-properties style:column-width="0.494cm"/>
    </style:style>
    <style:style style:name="Tabla8.E" style:family="table-column">
      <style:table-column-properties style:column-width="0.43cm"/>
    </style:style>
    <style:style style:name="Tabla8.1" style:family="table-row">
      <style:table-row-properties style:min-row-height="0.596cm" fo:keep-together="auto"/>
    </style:style>
    <style:style style:name="Tabla8.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8.I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8.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9" style:family="table">
      <style:table-properties style:width="4.89cm" fo:margin-top="0cm" fo:margin-bottom="0cm" table:align="center" style:writing-mode="lr-tb"/>
    </style:style>
    <style:style style:name="Tabla9.A" style:family="table-column">
      <style:table-column-properties style:column-width="0.492cm"/>
    </style:style>
    <style:style style:name="Tabla9.B" style:family="table-column">
      <style:table-column-properties style:column-width="0.497cm"/>
    </style:style>
    <style:style style:name="Tabla9.C" style:family="table-column">
      <style:table-column-properties style:column-width="0.496cm"/>
    </style:style>
    <style:style style:name="Tabla9.D" style:family="table-column">
      <style:table-column-properties style:column-width="0.494cm"/>
    </style:style>
    <style:style style:name="Tabla9.E" style:family="table-column">
      <style:table-column-properties style:column-width="0.43cm"/>
    </style:style>
    <style:style style:name="Tabla9.1" style:family="table-row">
      <style:table-row-properties style:min-row-height="0.596cm" fo:keep-together="auto"/>
    </style:style>
    <style:style style:name="Tabla9.A1" style:family="table-cell">
      <style:table-cell-properties style:vertical-align="middle" fo:background-color="#ff9900" fo:padding-left="0.09cm" fo:padding-right="0.097cm" fo:padding-top="0.097cm" fo:padding-bottom="0.097cm" fo:border-left="0.25pt solid #000001" fo:border-right="none" fo:border-top="0.25pt solid #000001" fo:border-bottom="0.25pt solid #000001">
        <style:background-image/>
      </style:table-cell-properties>
    </style:style>
    <style:style style:name="Tabla9.H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9.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0" style:family="table">
      <style:table-properties style:width="4.89cm" fo:margin-top="0cm" fo:margin-bottom="0cm" table:align="center" style:writing-mode="lr-tb"/>
    </style:style>
    <style:style style:name="Tabla10.A" style:family="table-column">
      <style:table-column-properties style:column-width="0.492cm"/>
    </style:style>
    <style:style style:name="Tabla10.B" style:family="table-column">
      <style:table-column-properties style:column-width="0.497cm"/>
    </style:style>
    <style:style style:name="Tabla10.C" style:family="table-column">
      <style:table-column-properties style:column-width="0.496cm"/>
    </style:style>
    <style:style style:name="Tabla10.D" style:family="table-column">
      <style:table-column-properties style:column-width="0.494cm"/>
    </style:style>
    <style:style style:name="Tabla10.E" style:family="table-column">
      <style:table-column-properties style:column-width="0.43cm"/>
    </style:style>
    <style:style style:name="Tabla10.1" style:family="table-row">
      <style:table-row-properties style:min-row-height="0.596cm" fo:keep-together="auto"/>
    </style:style>
    <style:style style:name="Tabla10.A1" style:family="table-cell">
      <style:table-cell-properties style:vertical-align="middle" fo:background-color="#6666ff" fo:padding-left="0.09cm" fo:padding-right="0.097cm" fo:padding-top="0.097cm" fo:padding-bottom="0.097cm" fo:border-left="0.25pt solid #000001" fo:border-right="none" fo:border-top="0.25pt solid #000001" fo:border-bottom="0.25pt solid #000001">
        <style:background-image/>
      </style:table-cell-properties>
    </style:style>
    <style:style style:name="Tabla10.F1" style:family="table-cell">
      <style:table-cell-properties style:vertical-align="middle" fo:background-color="#00cc33" fo:padding-left="0.09cm" fo:padding-right="0.097cm" fo:padding-top="0.097cm" fo:padding-bottom="0.097cm" fo:border-left="0.25pt solid #000001" fo:border-right="none" fo:border-top="0.25pt solid #000001" fo:border-bottom="0.25pt solid #000001">
        <style:background-image/>
      </style:table-cell-properties>
    </style:style>
    <style:style style:name="Tabla10.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1" style:family="table">
      <style:table-properties style:width="4.89cm" fo:margin-top="0cm" fo:margin-bottom="0cm" table:align="center" style:writing-mode="lr-tb"/>
    </style:style>
    <style:style style:name="Tabla11.A" style:family="table-column">
      <style:table-column-properties style:column-width="0.492cm"/>
    </style:style>
    <style:style style:name="Tabla11.B" style:family="table-column">
      <style:table-column-properties style:column-width="0.497cm"/>
    </style:style>
    <style:style style:name="Tabla11.C" style:family="table-column">
      <style:table-column-properties style:column-width="0.496cm"/>
    </style:style>
    <style:style style:name="Tabla11.D" style:family="table-column">
      <style:table-column-properties style:column-width="0.494cm"/>
    </style:style>
    <style:style style:name="Tabla11.E" style:family="table-column">
      <style:table-column-properties style:column-width="0.43cm"/>
    </style:style>
    <style:style style:name="Tabla11.1" style:family="table-row">
      <style:table-row-properties style:min-row-height="0.596cm" fo:keep-together="auto"/>
    </style:style>
    <style:style style:name="Tabla11.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11.I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11.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2" style:family="table">
      <style:table-properties style:width="4.89cm" fo:margin-top="0cm" fo:margin-bottom="0cm" table:align="center" style:writing-mode="lr-tb"/>
    </style:style>
    <style:style style:name="Tabla12.A" style:family="table-column">
      <style:table-column-properties style:column-width="0.492cm"/>
    </style:style>
    <style:style style:name="Tabla12.B" style:family="table-column">
      <style:table-column-properties style:column-width="0.497cm"/>
    </style:style>
    <style:style style:name="Tabla12.C" style:family="table-column">
      <style:table-column-properties style:column-width="0.496cm"/>
    </style:style>
    <style:style style:name="Tabla12.D" style:family="table-column">
      <style:table-column-properties style:column-width="0.494cm"/>
    </style:style>
    <style:style style:name="Tabla12.E" style:family="table-column">
      <style:table-column-properties style:column-width="0.43cm"/>
    </style:style>
    <style:style style:name="Tabla12.1" style:family="table-row">
      <style:table-row-properties style:min-row-height="0.596cm" fo:keep-together="auto"/>
    </style:style>
    <style:style style:name="Tabla12.A1" style:family="table-cell">
      <style:table-cell-properties style:vertical-align="middle" fo:background-color="#ff9900" fo:padding-left="0.09cm" fo:padding-right="0.097cm" fo:padding-top="0.097cm" fo:padding-bottom="0.097cm" fo:border-left="0.25pt solid #000001" fo:border-right="none" fo:border-top="0.25pt solid #000001" fo:border-bottom="0.25pt solid #000001">
        <style:background-image/>
      </style:table-cell-properties>
    </style:style>
    <style:style style:name="Tabla12.H1" style:family="table-cell">
      <style:table-cell-properties style:vertical-align="middle" fo:background-color="#ff99ff" fo:padding-left="0.09cm" fo:padding-right="0.097cm" fo:padding-top="0.097cm" fo:padding-bottom="0.097cm" fo:border-left="0.25pt solid #000001" fo:border-right="none" fo:border-top="0.25pt solid #000001" fo:border-bottom="0.25pt solid #000001">
        <style:background-image/>
      </style:table-cell-properties>
    </style:style>
    <style:style style:name="Tabla12.J1" style:family="table-cell">
      <style:table-cell-properties style:vertical-align="middle" fo:background-color="#ff99ff" fo:padding-left="0.09cm" fo:padding-right="0.097cm" fo:padding-top="0.097cm" fo:padding-bottom="0.097cm" fo:border="0.25pt solid #000001">
        <style:background-image/>
      </style:table-cell-properties>
    </style:style>
    <style:style style:name="Tabla13" style:family="table">
      <style:table-properties style:width="4.89cm" fo:margin-top="0cm" fo:margin-bottom="0cm" table:align="center" style:writing-mode="lr-tb"/>
    </style:style>
    <style:style style:name="Tabla13.A" style:family="table-column">
      <style:table-column-properties style:column-width="0.492cm"/>
    </style:style>
    <style:style style:name="Tabla13.B" style:family="table-column">
      <style:table-column-properties style:column-width="0.497cm"/>
    </style:style>
    <style:style style:name="Tabla13.C" style:family="table-column">
      <style:table-column-properties style:column-width="0.496cm"/>
    </style:style>
    <style:style style:name="Tabla13.D" style:family="table-column">
      <style:table-column-properties style:column-width="0.494cm"/>
    </style:style>
    <style:style style:name="Tabla13.E" style:family="table-column">
      <style:table-column-properties style:column-width="0.43cm"/>
    </style:style>
    <style:style style:name="Tabla13.1" style:family="table-row">
      <style:table-row-properties style:min-row-height="0.596cm" fo:keep-together="auto"/>
    </style:style>
    <style:style style:name="Tabla13.A1" style:family="table-cell">
      <style:table-cell-properties style:vertical-align="middle" fo:background-color="#6666ff" fo:padding-left="0.09cm" fo:padding-right="0.097cm" fo:padding-top="0.097cm" fo:padding-bottom="0.097cm" fo:border-left="0.25pt solid #000001" fo:border-right="none" fo:border-top="0.25pt solid #000001" fo:border-bottom="0.25pt solid #000001">
        <style:background-image/>
      </style:table-cell-properties>
    </style:style>
    <style:style style:name="Tabla13.F1" style:family="table-cell">
      <style:table-cell-properties style:vertical-align="middle" fo:background-color="#00cc33" fo:padding-left="0.09cm" fo:padding-right="0.097cm" fo:padding-top="0.097cm" fo:padding-bottom="0.097cm" fo:border-left="0.25pt solid #000001" fo:border-right="none" fo:border-top="0.25pt solid #000001" fo:border-bottom="0.25pt solid #000001">
        <style:background-image/>
      </style:table-cell-properties>
    </style:style>
    <style:style style:name="Tabla13.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4" style:family="table">
      <style:table-properties style:width="4.89cm" fo:margin-top="0cm" fo:margin-bottom="0cm" table:align="center" style:writing-mode="lr-tb"/>
    </style:style>
    <style:style style:name="Tabla14.A" style:family="table-column">
      <style:table-column-properties style:column-width="0.492cm"/>
    </style:style>
    <style:style style:name="Tabla14.B" style:family="table-column">
      <style:table-column-properties style:column-width="0.497cm"/>
    </style:style>
    <style:style style:name="Tabla14.C" style:family="table-column">
      <style:table-column-properties style:column-width="0.496cm"/>
    </style:style>
    <style:style style:name="Tabla14.D" style:family="table-column">
      <style:table-column-properties style:column-width="0.494cm"/>
    </style:style>
    <style:style style:name="Tabla14.E" style:family="table-column">
      <style:table-column-properties style:column-width="0.43cm"/>
    </style:style>
    <style:style style:name="Tabla14.1" style:family="table-row">
      <style:table-row-properties style:min-row-height="0.596cm" fo:keep-together="auto"/>
    </style:style>
    <style:style style:name="Tabla14.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14.I1" style:family="table-cell">
      <style:table-cell-properties style:vertical-align="middle" fo:background-color="#000000" fo:padding-left="0.09cm" fo:padding-right="0.097cm" fo:padding-top="0.097cm" fo:padding-bottom="0.097cm" fo:border-left="0.25pt solid #000001" fo:border-right="none" fo:border-top="0.25pt solid #000001" fo:border-bottom="0.25pt solid #000001">
        <style:background-image/>
      </style:table-cell-properties>
    </style:style>
    <style:style style:name="Tabla14.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5" style:family="table">
      <style:table-properties style:width="4.89cm" fo:margin-top="0cm" fo:margin-bottom="0cm" table:align="center" style:writing-mode="lr-tb"/>
    </style:style>
    <style:style style:name="Tabla15.A" style:family="table-column">
      <style:table-column-properties style:column-width="0.492cm"/>
    </style:style>
    <style:style style:name="Tabla15.B" style:family="table-column">
      <style:table-column-properties style:column-width="0.497cm"/>
    </style:style>
    <style:style style:name="Tabla15.C" style:family="table-column">
      <style:table-column-properties style:column-width="0.496cm"/>
    </style:style>
    <style:style style:name="Tabla15.D" style:family="table-column">
      <style:table-column-properties style:column-width="0.494cm"/>
    </style:style>
    <style:style style:name="Tabla15.E" style:family="table-column">
      <style:table-column-properties style:column-width="0.43cm"/>
    </style:style>
    <style:style style:name="Tabla15.1" style:family="table-row">
      <style:table-row-properties style:min-row-height="0.596cm" fo:keep-together="auto"/>
    </style:style>
    <style:style style:name="Tabla15.A1" style:family="table-cell">
      <style:table-cell-properties style:vertical-align="middle" fo:background-color="#ff9900" fo:padding-left="0.09cm" fo:padding-right="0.097cm" fo:padding-top="0.097cm" fo:padding-bottom="0.097cm" fo:border-left="0.25pt solid #000001" fo:border-right="none" fo:border-top="0.25pt solid #000001" fo:border-bottom="0.25pt solid #000001">
        <style:background-image/>
      </style:table-cell-properties>
    </style:style>
    <style:style style:name="Tabla15.H1" style:family="table-cell">
      <style:table-cell-properties style:vertical-align="middle" fo:background-color="#ff99ff" fo:padding-left="0.09cm" fo:padding-right="0.097cm" fo:padding-top="0.097cm" fo:padding-bottom="0.097cm" fo:border-left="0.25pt solid #000001" fo:border-right="none" fo:border-top="0.25pt solid #000001" fo:border-bottom="0.25pt solid #000001">
        <style:background-image/>
      </style:table-cell-properties>
    </style:style>
    <style:style style:name="Tabla15.J1" style:family="table-cell">
      <style:table-cell-properties style:vertical-align="middle" fo:background-color="#ff99ff" fo:padding-left="0.09cm" fo:padding-right="0.097cm" fo:padding-top="0.097cm" fo:padding-bottom="0.097cm" fo:border="0.25pt solid #000001">
        <style:background-image/>
      </style:table-cell-properties>
    </style:style>
    <style:style style:name="Tabla16" style:family="table">
      <style:table-properties style:width="4.89cm" fo:margin-top="0cm" fo:margin-bottom="0cm" table:align="center" style:writing-mode="lr-tb"/>
    </style:style>
    <style:style style:name="Tabla16.A" style:family="table-column">
      <style:table-column-properties style:column-width="0.492cm"/>
    </style:style>
    <style:style style:name="Tabla16.B" style:family="table-column">
      <style:table-column-properties style:column-width="0.497cm"/>
    </style:style>
    <style:style style:name="Tabla16.C" style:family="table-column">
      <style:table-column-properties style:column-width="0.496cm"/>
    </style:style>
    <style:style style:name="Tabla16.D" style:family="table-column">
      <style:table-column-properties style:column-width="0.494cm"/>
    </style:style>
    <style:style style:name="Tabla16.E" style:family="table-column">
      <style:table-column-properties style:column-width="0.43cm"/>
    </style:style>
    <style:style style:name="Tabla16.1" style:family="table-row">
      <style:table-row-properties style:min-row-height="0.596cm" fo:keep-together="auto"/>
    </style:style>
    <style:style style:name="Tabla16.A1" style:family="table-cell">
      <style:table-cell-properties style:vertical-align="middle" fo:background-color="#6666ff" fo:padding-left="0.09cm" fo:padding-right="0.097cm" fo:padding-top="0.097cm" fo:padding-bottom="0.097cm" fo:border-left="0.25pt solid #000001" fo:border-right="none" fo:border-top="0.25pt solid #000001" fo:border-bottom="0.25pt solid #000001">
        <style:background-image/>
      </style:table-cell-properties>
    </style:style>
    <style:style style:name="Tabla16.F1" style:family="table-cell">
      <style:table-cell-properties style:vertical-align="middle" fo:background-color="#00cc33" fo:padding-left="0.09cm" fo:padding-right="0.097cm" fo:padding-top="0.097cm" fo:padding-bottom="0.097cm" fo:border-left="0.25pt solid #000001" fo:border-right="none" fo:border-top="0.25pt solid #000001" fo:border-bottom="0.25pt solid #000001">
        <style:background-image/>
      </style:table-cell-properties>
    </style:style>
    <style:style style:name="Tabla16.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 style:family="table">
      <style:table-properties style:width="11.165cm" fo:margin-left="3.08cm" fo:margin-top="0cm" fo:margin-bottom="0cm" table:align="left" style:writing-mode="lr-tb"/>
    </style:style>
    <style:style style:name="Tabla1.A" style:family="table-column">
      <style:table-column-properties style:column-width="11.165cm"/>
    </style:style>
    <style:style style:name="Tabla1.1" style:family="table-row">
      <style:table-row-properties fo:keep-together="auto"/>
    </style:style>
    <style:style style:name="Tabla1.A1" style:family="table-cell">
      <style:table-cell-properties style:vertical-align="middle" fo:background-color="#ffffff" fo:padding-left="0.09cm" fo:padding-right="0.097cm" fo:padding-top="0.097cm" fo:padding-bottom="0.097cm" fo:border="0.25pt solid #ffffff">
        <style:background-image/>
      </style:table-cell-properties>
    </style:style>
    <style:style style:name="Tabla1.A2" style:family="table-cell">
      <style:table-cell-properties style:vertical-align="middle" fo:background-color="#ffffff" fo:padding-left="0.09cm" fo:padding-right="0.097cm" fo:padding-top="0.097cm" fo:padding-bottom="0.097cm" fo:border-left="0.25pt solid #ffffff" fo:border-right="0.25pt solid #ffffff" fo:border-top="none" fo:border-bottom="0.25pt solid #ffffff">
        <style:background-image/>
      </style:table-cell-properties>
    </style:style>
    <style:style style:name="P1" style:family="paragraph" style:parent-style-name="Standard">
      <style:text-properties style:text-underline-style="none"/>
    </style:style>
    <style:style style:name="P2" style:family="paragraph" style:parent-style-name="Standard">
      <style:text-properties fo:font-size="18pt" style:text-underline-style="none" style:font-size-asian="18pt" style:font-size-complex="26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a" style:font-name="Times New Roman" fo:font-size="12pt" fo:letter-spacing="normal" style:font-name-asian="Calibri4" style:font-size-asian="12pt"/>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line-height="100%" fo:text-align="start" style:justify-single-word="false"/>
      <style:text-properties style:font-name="Courier" fo:font-size="9pt" style:text-underline-style="none" style:font-size-asian="9pt" style:font-size-complex="9pt"/>
    </style:style>
    <style:style style:name="P8" style:family="paragraph" style:parent-style-name="Table_20_Contents">
      <style:paragraph-properties fo:margin-top="0cm" fo:margin-bottom="0.282cm" loext:contextual-spacing="false" fo:text-align="center" style:justify-single-word="false"/>
    </style:style>
    <style:style style:name="P9" style:family="paragraph" style:parent-style-name="Heading_20_1">
      <style:paragraph-properties fo:break-before="page"/>
    </style:style>
    <style:style style:name="P10" style:family="paragraph" style:parent-style-name="Heading_20_1">
      <style:paragraph-properties fo:margin-left="1.27cm" fo:margin-right="0cm" fo:text-indent="1.228cm" style:auto-text-indent="false"/>
      <style:text-properties fo:font-size="12pt" style:font-size-asian="12pt"/>
    </style:style>
    <style:style style:name="P11" style:family="paragraph" style:parent-style-name="No_20_Spacing">
      <style:text-properties fo:color="#00000a" style:font-name="Calibri" style:font-name-asian="Calibri4"/>
    </style:style>
    <style:style style:name="P12" style:family="paragraph" style:parent-style-name="No_20_Spacing">
      <style:text-properties fo:color="#00000a" style:font-name="Calibri" fo:font-size="11pt" style:text-underline-style="none" style:font-name-asian="Calibri4" style:font-size-asian="11pt"/>
    </style:style>
    <style:style style:name="P13" style:family="paragraph" style:parent-style-name="No_20_Spacing">
      <style:text-properties fo:color="#00000a" style:font-name="Calibri" fo:font-size="14pt" style:text-underline-style="solid" style:text-underline-width="auto" style:text-underline-color="font-color" style:font-name-asian="Calibri4" style:font-size-asian="14pt" style:font-size-complex="11pt"/>
    </style:style>
    <style:style style:name="P14" style:family="paragraph" style:parent-style-name="No_20_Spacing">
      <style:text-properties fo:color="#00000a" style:font-name="Times New Roman" style:font-name-asian="Calibri4"/>
    </style:style>
    <style:style style:name="P15" style:family="paragraph" style:parent-style-name="No_20_Spacing">
      <style:text-properties fo:color="#00000a" style:text-position="0% 100%" style:font-name="Calibri" fo:font-size="11pt" style:text-underline-style="none" style:font-name-asian="Calibri4" style:font-size-asian="11pt"/>
    </style:style>
    <style:style style:name="P16" style:family="paragraph" style:parent-style-name="No_20_Spacing">
      <style:text-properties fo:color="#5a5a5a" style:font-name="Calibri" fo:font-size="14pt" style:text-underline-style="solid" style:text-underline-width="auto" style:text-underline-color="font-color" style:font-size-asian="14pt"/>
    </style:style>
    <style:style style:name="P17" style:family="paragraph" style:parent-style-name="Standard">
      <style:paragraph-properties fo:line-height="100%" fo:text-align="start" style:justify-single-word="false"/>
      <style:text-properties style:font-name="Courier" fo:font-size="9pt" style:text-underline-style="none" style:font-size-asian="9pt" style:font-size-complex="9pt"/>
    </style:style>
    <style:style style:name="P18" style:family="paragraph" style:parent-style-name="Standard">
      <style:paragraph-properties fo:line-height="50%" fo:text-align="start" style:justify-single-word="false"/>
      <style:text-properties style:font-name="Courier" fo:font-size="8pt" style:text-underline-style="none" officeooo:paragraph-rsid="004e5fef" style:font-size-asian="8pt" style:font-size-complex="8pt"/>
    </style:style>
    <style:style style:name="P19" style:family="paragraph" style:parent-style-name="Standard">
      <style:paragraph-properties fo:text-align="start" style:justify-single-word="false"/>
      <style:text-properties fo:font-size="12pt" officeooo:rsid="0023add5" officeooo:paragraph-rsid="0023add5" style:font-size-asian="12pt" style:font-size-complex="12pt"/>
    </style:style>
    <style:style style:name="P20" style:family="paragraph" style:parent-style-name="Standard">
      <style:text-properties fo:font-size="12pt" officeooo:rsid="002879fa" officeooo:paragraph-rsid="002879fa" style:font-size-asian="12pt" style:font-size-complex="12pt"/>
    </style:style>
    <style:style style:name="P21" style:family="paragraph" style:parent-style-name="Standard">
      <style:text-properties fo:font-size="12pt" officeooo:rsid="002a0683" officeooo:paragraph-rsid="002a0683" style:font-size-asian="12pt" style:font-size-complex="12pt"/>
    </style:style>
    <style:style style:name="P22" style:family="paragraph" style:parent-style-name="Standard">
      <style:text-properties fo:font-size="12pt" officeooo:rsid="002ace30" officeooo:paragraph-rsid="002ace30" style:font-size-asian="12pt" style:font-size-complex="12pt"/>
    </style:style>
    <style:style style:name="P23" style:family="paragraph" style:parent-style-name="Standard" style:list-style-name="L1">
      <style:text-properties fo:font-size="12pt" officeooo:rsid="002ace30" officeooo:paragraph-rsid="002ace30" style:font-size-asian="12pt" style:font-size-complex="12pt"/>
    </style:style>
    <style:style style:name="P24" style:family="paragraph" style:parent-style-name="Standard" style:list-style-name="L1">
      <style:text-properties fo:font-size="12pt" officeooo:rsid="002cc460" officeooo:paragraph-rsid="002cc460" style:font-size-asian="12pt" style:font-size-complex="12pt"/>
    </style:style>
    <style:style style:name="P25" style:family="paragraph" style:parent-style-name="Standard">
      <style:text-properties fo:font-size="12pt" officeooo:paragraph-rsid="00322286" style:font-size-asian="12pt" style:font-size-complex="12pt"/>
    </style:style>
    <style:style style:name="P26" style:family="paragraph" style:parent-style-name="Standard">
      <style:text-properties fo:font-size="12pt" officeooo:rsid="0039b5b7" officeooo:paragraph-rsid="0039b5b7" style:font-size-asian="12pt" style:font-size-complex="12pt"/>
    </style:style>
    <style:style style:name="P27" style:family="paragraph" style:parent-style-name="Standard">
      <style:text-properties fo:font-size="12pt" style:text-underline-style="none" style:font-size-asian="12pt" style:font-size-complex="12pt"/>
    </style:style>
    <style:style style:name="P28" style:family="paragraph" style:parent-style-name="Standard">
      <style:text-properties fo:font-size="12pt" style:text-underline-style="none" officeooo:paragraph-rsid="003362a4" style:font-size-asian="12pt" style:font-size-complex="12pt"/>
    </style:style>
    <style:style style:name="P29" style:family="paragraph" style:parent-style-name="Standard">
      <style:text-properties fo:font-size="12pt" style:text-underline-style="none" officeooo:paragraph-rsid="003f0318" style:font-size-asian="12pt" style:font-size-complex="12pt"/>
    </style:style>
    <style:style style:name="P30" style:family="paragraph" style:parent-style-name="Standard">
      <style:text-properties fo:font-size="12pt" style:text-underline-style="none" officeooo:rsid="003f0318" officeooo:paragraph-rsid="003f0318" style:font-size-asian="12pt" style:font-size-complex="12pt"/>
    </style:style>
    <style:style style:name="P31" style:family="paragraph" style:parent-style-name="Standard">
      <style:text-properties style:font-name="Calibri2" fo:font-size="12pt" style:font-size-asian="12pt" style:font-size-complex="12pt"/>
    </style:style>
    <style:style style:name="P32" style:family="paragraph" style:parent-style-name="Standard">
      <style:text-properties style:font-name="Calibri2" fo:font-size="12pt" officeooo:paragraph-rsid="002289aa" style:font-size-asian="12pt" style:font-size-complex="12pt"/>
    </style:style>
    <style:style style:name="P33" style:family="paragraph" style:parent-style-name="Standard">
      <style:text-properties officeooo:rsid="00220f9a" officeooo:paragraph-rsid="00220f9a"/>
    </style:style>
    <style:style style:name="P34" style:family="paragraph" style:parent-style-name="Standard">
      <style:paragraph-properties fo:text-align="center" style:justify-single-word="false"/>
    </style:style>
    <style:style style:name="P35" style:family="paragraph" style:parent-style-name="Standard">
      <style:paragraph-properties fo:text-align="start" style:justify-single-word="false"/>
      <style:text-properties officeooo:paragraph-rsid="004e5fef"/>
    </style:style>
    <style:style style:name="P36" style:family="paragraph" style:parent-style-name="Standard">
      <style:text-properties style:text-underline-style="solid" style:text-underline-width="auto" style:text-underline-color="font-color"/>
    </style:style>
    <style:style style:name="P37" style:family="paragraph" style:parent-style-name="Standard">
      <style:paragraph-properties fo:text-align="start" style:justify-single-word="false"/>
      <style:text-properties style:text-underline-style="solid" style:text-underline-width="auto" style:text-underline-color="font-color"/>
    </style:style>
    <style:style style:name="P38" style:family="paragraph" style:parent-style-name="Standard">
      <style:paragraph-properties fo:text-align="start" style:justify-single-word="false"/>
      <style:text-properties style:text-underline-style="solid" style:text-underline-width="auto" style:text-underline-color="font-color" officeooo:paragraph-rsid="004e5fef"/>
    </style:style>
    <style:style style:name="P39" style:family="paragraph" style:parent-style-name="Standard">
      <style:text-properties officeooo:paragraph-rsid="0043bc9b"/>
    </style:style>
    <style:style style:name="P40" style:family="paragraph" style:parent-style-name="Standard">
      <style:paragraph-properties fo:text-align="center" style:justify-single-word="false"/>
      <style:text-properties fo:color="#00000a" style:font-name="Times New Roman" fo:font-size="12pt" fo:letter-spacing="normal" style:font-name-asian="Calibri4" style:font-size-asian="12pt"/>
    </style:style>
    <style:style style:name="P41" style:family="paragraph" style:parent-style-name="Standard">
      <style:paragraph-properties fo:line-height="50%" fo:text-align="start" style:justify-single-word="false"/>
      <style:text-properties officeooo:paragraph-rsid="004e5fef"/>
    </style:style>
    <style:style style:name="P42" style:family="paragraph" style:parent-style-name="Standard">
      <style:paragraph-properties fo:margin-top="0cm" fo:margin-bottom="0cm" loext:contextual-spacing="false" fo:text-align="start" style:justify-single-word="false"/>
      <style:text-properties style:font-name="Courier" fo:font-size="11pt" officeooo:paragraph-rsid="003362a4" style:font-size-asian="11pt" style:font-size-complex="11pt"/>
    </style:style>
    <style:style style:name="P43" style:family="paragraph" style:parent-style-name="Standard">
      <style:paragraph-properties fo:margin-top="0cm" fo:margin-bottom="0cm" loext:contextual-spacing="false" fo:text-align="start" style:justify-single-word="false"/>
      <style:text-properties style:font-name="Courier" fo:font-size="11pt" officeooo:rsid="003362a4" officeooo:paragraph-rsid="003362a4" style:font-size-asian="11pt" style:font-size-complex="11pt"/>
    </style:style>
    <style:style style:name="P44" style:family="paragraph" style:parent-style-name="Standard">
      <style:paragraph-properties fo:margin-top="0cm" fo:margin-bottom="0.282cm" loext:contextual-spacing="false" fo:line-height="100%" fo:text-align="start" style:justify-single-word="false"/>
      <style:text-properties style:font-name="Courier" fo:font-size="9pt" style:text-underline-style="none" style:font-size-asian="9pt" style:font-size-complex="9pt"/>
    </style:style>
    <style:style style:name="P45" style:family="paragraph" style:parent-style-name="Standard">
      <style:paragraph-properties fo:margin-top="0cm" fo:margin-bottom="0.282cm" loext:contextual-spacing="false" fo:line-height="108%" fo:text-align="start" style:justify-single-word="false" fo:orphans="2" fo:widows="2" fo:hyphenation-ladder-count="no-limit" style:punctuation-wrap="simple" style:writing-mode="lr-tb"/>
      <style:text-properties officeooo:paragraph-rsid="004e5fef" fo:hyphenate="false" fo:hyphenation-remain-char-count="2" fo:hyphenation-push-char-count="2"/>
    </style:style>
    <style:style style:name="P46" style:family="paragraph" style:parent-style-name="Heading_20_1">
      <style:paragraph-properties fo:break-before="page"/>
      <style:text-properties fo:font-size="26pt" style:text-underline-style="solid" style:text-underline-width="auto" style:text-underline-color="font-color" style:font-size-asian="26pt" style:font-size-complex="26pt"/>
    </style:style>
    <style:style style:name="P47" style:family="paragraph" style:parent-style-name="Heading_20_1" style:list-style-name="WWNum1">
      <style:text-properties fo:font-size="18pt" officeooo:paragraph-rsid="001e5059" style:font-size-asian="18pt" style:font-size-complex="26pt"/>
    </style:style>
    <style:style style:name="P48" style:family="paragraph" style:parent-style-name="Heading_20_1" style:list-style-name="WWNum1">
      <style:text-properties fo:font-size="18pt" officeooo:rsid="001e5059" officeooo:paragraph-rsid="001e5059" style:font-size-asian="18pt" style:font-size-complex="26pt"/>
    </style:style>
    <style:style style:name="P49" style:family="paragraph" style:parent-style-name="Heading_20_1" style:list-style-name="WWNum1">
      <style:text-properties fo:font-size="18pt" officeooo:rsid="002013af" officeooo:paragraph-rsid="002013af" style:font-size-asian="18pt" style:font-size-complex="26pt"/>
    </style:style>
    <style:style style:name="P50" style:family="paragraph" style:parent-style-name="Heading_20_1" style:list-style-name="WWNum1">
      <style:text-properties fo:font-size="18pt" style:text-underline-style="none" style:font-size-asian="18pt" style:font-size-complex="26pt"/>
    </style:style>
    <style:style style:name="P51" style:family="paragraph" style:parent-style-name="Heading_20_1" style:list-style-name="WWNum1">
      <style:paragraph-properties fo:text-align="start" style:justify-single-word="false"/>
      <style:text-properties fo:font-size="18pt" style:text-underline-style="none" style:font-size-asian="18pt" style:font-size-complex="26pt"/>
    </style:style>
    <style:style style:name="P52" style:family="paragraph" style:parent-style-name="Heading_20_1" style:list-style-name="WWNum1">
      <style:paragraph-properties fo:text-align="start" style:justify-single-word="false"/>
      <style:text-properties fo:font-size="18pt" style:text-underline-style="none" officeooo:rsid="0021b38d" officeooo:paragraph-rsid="0021b38d" style:font-size-asian="18pt" style:font-size-complex="26pt"/>
    </style:style>
    <style:style style:name="P53" style:family="paragraph" style:parent-style-name="Heading_20_1">
      <style:paragraph-properties fo:text-align="start" style:justify-single-word="false"/>
    </style:style>
    <style:style style:name="P54" style:family="paragraph" style:parent-style-name="Heading_20_1">
      <style:text-properties style:text-underline-style="solid" style:text-underline-width="auto" style:text-underline-color="font-color"/>
    </style:style>
    <style:style style:name="P55" style:family="paragraph" style:parent-style-name="Heading_20_1">
      <style:paragraph-properties fo:text-align="start" style:justify-single-word="false"/>
      <style:text-properties style:text-underline-style="solid" style:text-underline-width="auto" style:text-underline-color="font-color"/>
    </style:style>
    <style:style style:name="P56" style:family="paragraph" style:parent-style-name="No_20_Spacing">
      <style:text-properties fo:color="#262626" style:font-name="Calibri Light" fo:font-size="36pt" style:font-size-asian="36pt" style:font-size-complex="36pt"/>
    </style:style>
    <style:style style:name="P57" style:family="paragraph" style:parent-style-name="No_20_Spacing">
      <style:text-properties fo:color="#4472c4" fo:font-size="12pt" style:font-size-asian="12pt" style:font-size-complex="12pt"/>
    </style:style>
    <style:style style:name="P58" style:family="paragraph" style:parent-style-name="No_20_Spacing">
      <style:paragraph-properties fo:text-align="center" style:justify-single-word="false"/>
      <style:text-properties fo:color="#00000a" style:font-name-asian="Calibri4"/>
    </style:style>
    <style:style style:name="P59" style:family="paragraph" style:parent-style-name="No_20_Spacing">
      <style:text-properties fo:color="#00000a" fo:font-size="11pt" fo:letter-spacing="normal" style:font-name-asian="Calibri4" style:font-size-asian="11pt" style:font-size-complex="11pt"/>
    </style:style>
    <style:style style:name="P60" style:family="paragraph" style:parent-style-name="No_20_Spacing">
      <style:text-properties fo:font-size="12pt" style:font-size-asian="12pt" style:font-size-complex="12pt"/>
    </style:style>
    <style:style style:name="P61" style:family="paragraph" style:parent-style-name="No_20_Spacing">
      <style:text-properties fo:font-size="12pt" officeooo:paragraph-rsid="004b89c0" style:font-size-asian="12pt" style:font-size-complex="12pt"/>
    </style:style>
    <style:style style:name="P62" style:family="paragraph" style:parent-style-name="No_20_Spacing">
      <style:text-properties officeooo:paragraph-rsid="0046144d"/>
    </style:style>
    <style:style style:name="P63" style:family="paragraph" style:parent-style-name="No_20_Spacing">
      <style:text-properties officeooo:rsid="00470a12" officeooo:paragraph-rsid="00470a12"/>
    </style:style>
    <style:style style:name="P64" style:family="paragraph" style:parent-style-name="No_20_Spacing">
      <style:text-properties fo:color="#5a5a5a" style:font-name="Calibri" fo:font-size="14pt" style:text-underline-style="solid" style:text-underline-width="auto" style:text-underline-color="font-color" style:font-size-asian="14pt"/>
    </style:style>
    <style:style style:name="P65" style:family="paragraph" style:parent-style-name="No_20_Spacing" style:master-page-name="Standard">
      <style:paragraph-properties style:page-number="auto"/>
    </style:style>
    <style:style style:name="P66" style:family="paragraph" style:parent-style-name="Frame_20_contents">
      <style:paragraph-properties fo:margin-top="0.212cm" fo:margin-bottom="0.282cm" loext:contextual-spacing="false"/>
    </style:style>
    <style:style style:name="P67" style:family="paragraph">
      <loext:graphic-properties draw:fill="solid" draw:fill-color="#44546a"/>
      <style:paragraph-properties fo:text-align="start"/>
    </style:style>
    <style:style style:name="P68" style:family="paragraph">
      <style:paragraph-properties fo:margin-top="0cm" fo:margin-bottom="0cm" fo:line-height="100%" fo:text-align="end"/>
    </style:style>
    <style:style style:name="P69" style:family="paragraph">
      <loext:graphic-properties draw:fill="solid" draw:fill-color="#4472c4"/>
      <style:paragraph-properties fo:margin-top="0cm" fo:margin-bottom="0cm" fo:line-height="100%" fo:text-align="end"/>
    </style:style>
    <style:style style:name="P70" style:family="paragraph">
      <loext:graphic-properties draw:fill="solid" draw:fill-color="#44546a" draw:opacity="20%"/>
      <style:paragraph-properties fo:text-align="start"/>
    </style:style>
    <style:style style:name="P71" style:family="paragraph">
      <loext:graphic-properties draw:fill="none"/>
      <style:paragraph-properties fo:text-align="start"/>
      <style:text-properties fo:color="#000000" fo:font-size="18pt"/>
    </style:style>
    <style:style style:name="T1" style:family="text">
      <style:text-properties fo:color="#404040" fo:font-size="18pt" style:font-size-asian="18pt" style:font-size-complex="18pt"/>
    </style:style>
    <style:style style:name="T2" style:family="text">
      <style:text-properties fo:color="#4472c4"/>
    </style:style>
    <style:style style:name="T3" style:family="text">
      <style:text-properties style:text-underline-style="none"/>
    </style:style>
    <style:style style:name="T4" style:family="text">
      <style:text-properties style:text-underline-style="none" officeooo:rsid="004e5fef"/>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20f9a"/>
    </style:style>
    <style:style style:name="T7" style:family="text">
      <style:text-properties style:text-underline-style="solid" style:text-underline-width="auto" style:text-underline-color="font-color" officeooo:rsid="00319821"/>
    </style:style>
    <style:style style:name="T8" style:family="text">
      <style:text-properties style:text-underline-style="solid" style:text-underline-width="auto" style:text-underline-color="font-color" officeooo:rsid="004c1643"/>
    </style:style>
    <style:style style:name="T9" style:family="text">
      <style:text-properties style:text-position="sub 58%"/>
    </style:style>
    <style:style style:name="T10" style:family="text">
      <style:text-properties style:text-position="sub 58%" style:text-underline-style="none"/>
    </style:style>
    <style:style style:name="T11" style:family="text">
      <style:text-properties style:text-position="0% 100%"/>
    </style:style>
    <style:style style:name="T12" style:family="text">
      <style:text-properties style:text-position="0% 100%" fo:font-size="11pt" style:text-underline-style="none" style:font-size-asian="11pt"/>
    </style:style>
    <style:style style:name="T13" style:family="text">
      <style:text-properties style:text-position="0% 100%" officeooo:rsid="0023add5"/>
    </style:style>
    <style:style style:name="T14" style:family="text">
      <style:text-properties style:text-position="0% 100%" officeooo:rsid="00242e1b"/>
    </style:style>
    <style:style style:name="T15" style:family="text">
      <style:text-properties style:text-position="0% 100%" officeooo:rsid="00362c1c"/>
    </style:style>
    <style:style style:name="T16" style:family="text">
      <style:text-properties style:font-name="Courier" fo:font-size="11pt" style:text-underline-style="none" style:font-size-asian="11pt" style:font-size-complex="11pt"/>
    </style:style>
    <style:style style:name="T17" style:family="text">
      <style:text-properties style:font-name="Courier" fo:font-size="11pt" style:text-underline-style="none" officeooo:rsid="004e5fef" style:font-size-asian="11pt" style:font-size-complex="11pt"/>
    </style:style>
    <style:style style:name="T18" style:family="text">
      <style:text-properties style:font-name="Courier" style:text-underline-style="none"/>
    </style:style>
    <style:style style:name="T19" style:family="text">
      <style:text-properties style:font-name="Courier" fo:font-size="8pt" style:text-underline-style="none" style:font-size-asian="8pt" style:font-size-complex="8pt"/>
    </style:style>
    <style:style style:name="T20" style:family="text">
      <style:text-properties style:font-name="Calibri" fo:font-size="11pt" style:text-underline-style="none" style:font-size-asian="11pt" style:font-size-complex="11pt"/>
    </style:style>
    <style:style style:name="T21" style:family="text">
      <style:text-properties style:font-name="Calibri" fo:font-size="11pt" style:text-underline-style="none" officeooo:rsid="004e5fef" style:font-size-asian="11pt" style:font-size-complex="11pt"/>
    </style:style>
    <style:style style:name="T22" style:family="text">
      <style:text-properties style:font-name="Calibri" style:text-underline-style="none"/>
    </style:style>
    <style:style style:name="T23" style:family="text">
      <style:text-properties fo:color="#00000a" style:font-name-asian="Calibri4"/>
    </style:style>
    <style:style style:name="T24" style:family="text">
      <style:text-properties fo:color="#00000a" officeooo:rsid="0046144d" style:font-name-asian="Calibri4"/>
    </style:style>
    <style:style style:name="T25" style:family="text">
      <style:text-properties fo:color="#00000a" officeooo:rsid="00470a12" style:font-name-asian="Calibri4"/>
    </style:style>
    <style:style style:name="T26" style:family="text">
      <style:text-properties fo:color="#00000a" fo:font-size="11pt" style:text-underline-style="none" style:font-name-asian="Calibri4" style:font-size-asian="11pt" style:font-size-complex="11pt"/>
    </style:style>
    <style:style style:name="T27" style:family="text">
      <style:text-properties fo:color="#00000a" fo:font-size="11pt" style:text-underline-style="none" officeooo:rsid="00470a12" style:font-name-asian="Calibri4" style:font-size-asian="11pt" style:font-size-complex="11pt"/>
    </style:style>
    <style:style style:name="T28" style:family="text">
      <style:text-properties fo:color="#00000a" fo:font-size="11pt" fo:language="es" fo:country="ES" style:font-name-asian="Calibri4" style:font-size-asian="11pt" style:language-asian="en" style:country-asian="US" style:font-name-complex="DejaVu Sans" style:font-size-complex="11pt" style:language-complex="ar" style:country-complex="SA"/>
    </style:style>
    <style:style style:name="T29" style:family="text">
      <style:text-properties fo:color="#00000a" style:text-position="sub 58%" style:font-name="Calibri2" fo:font-size="11pt" fo:letter-spacing="normal" style:text-underline-style="none" style:font-name-asian="Calibri4" style:font-size-asian="11pt" style:font-size-complex="11pt"/>
    </style:style>
    <style:style style:name="T30" style:family="text">
      <style:text-properties fo:color="#00000a" style:text-position="0% 100%" fo:font-size="11pt" fo:letter-spacing="normal" style:text-underline-style="none" style:font-name-asian="Calibri4" style:font-size-asian="11pt" style:font-size-complex="11pt"/>
    </style:style>
    <style:style style:name="T31" style:family="text">
      <style:text-properties fo:color="#00000a" style:text-position="0% 100%" style:font-name="Calibri2" fo:font-size="11pt" fo:letter-spacing="normal" style:text-underline-style="none" style:font-name-asian="Calibri4" style:font-size-asian="11pt" style:font-size-complex="11pt"/>
    </style:style>
    <style:style style:name="T32" style:family="text">
      <style:text-properties fo:color="#00000a" style:font-name="Calibri2" fo:font-size="11pt" style:text-underline-style="none" style:font-name-asian="Calibri4" style:font-size-asian="11pt" style:font-size-complex="11pt"/>
    </style:style>
    <style:style style:name="T33" style:family="text">
      <style:text-properties fo:color="#00000a" style:font-name="Calibri2" fo:font-size="11pt" style:text-underline-style="none" officeooo:rsid="0047706b" style:font-name-asian="Calibri4" style:font-size-asian="11pt" style:font-size-complex="11pt"/>
    </style:style>
    <style:style style:name="T34" style:family="text">
      <style:text-properties fo:color="#00000a" style:font-name="Calibri2" fo:font-size="11pt" fo:letter-spacing="normal" style:text-underline-style="none" style:font-name-asian="Calibri4" style:font-size-asian="11pt" style:font-size-complex="11pt"/>
    </style:style>
    <style:style style:name="T35" style:family="text">
      <style:text-properties fo:color="#00000a" style:font-name="Calibri2" fo:font-size="11pt" fo:letter-spacing="normal" style:text-underline-style="none" officeooo:rsid="0047706b" style:font-name-asian="Calibri4" style:font-size-asian="11pt" style:font-size-complex="11pt"/>
    </style:style>
    <style:style style:name="T36" style:family="text">
      <style:text-properties fo:color="#00000a" style:font-name="Calibri2" fo:font-size="11pt" fo:letter-spacing="normal" style:text-underline-style="none" officeooo:rsid="004900fc" style:font-name-asian="Calibri4" style:font-size-asian="11pt" style:font-size-complex="11pt"/>
    </style:style>
    <style:style style:name="T37" style:family="text">
      <style:text-properties fo:color="#ff3333" officeooo:rsid="0046144d" style:font-name-asian="Calibri4"/>
    </style:style>
    <style:style style:name="T38" style:family="text">
      <style:text-properties fo:color="#6666ff" style:font-name-asian="Calibri4"/>
    </style:style>
    <style:style style:name="T39" style:family="text">
      <style:text-properties fo:color="#6666ff" officeooo:rsid="0046144d" style:font-name-asian="Calibri4"/>
    </style:style>
    <style:style style:name="T40" style:family="text">
      <style:text-properties fo:color="#00cc33" style:font-name-asian="Calibri4"/>
    </style:style>
    <style:style style:name="T41" style:family="text">
      <style:text-properties fo:color="#00cc33" officeooo:rsid="0046144d" style:font-name-asian="Calibri4"/>
    </style:style>
    <style:style style:name="T42" style:family="text">
      <style:text-properties fo:color="#ff9900" style:font-name-asian="Calibri4"/>
    </style:style>
    <style:style style:name="T43" style:family="text">
      <style:text-properties fo:color="#ff9900" officeooo:rsid="0046144d" style:font-name-asian="Calibri4"/>
    </style:style>
    <style:style style:name="T44" style:family="text">
      <style:text-properties fo:color="#ff99ff" style:font-name-asian="Calibri4"/>
    </style:style>
    <style:style style:name="T45" style:family="text">
      <style:text-properties fo:color="#ff99ff" officeooo:rsid="0046144d" style:font-name-asian="Calibri4"/>
    </style:style>
    <style:style style:name="T46" style:family="text">
      <style:text-properties fo:color="#ff99ff" fo:font-size="11pt" style:text-underline-style="none" style:font-name-asian="Calibri4" style:font-size-asian="11pt" style:font-size-complex="11pt"/>
    </style:style>
    <style:style style:name="T47" style:family="text">
      <style:text-properties officeooo:rsid="002013af"/>
    </style:style>
    <style:style style:name="T48" style:family="text">
      <style:text-properties officeooo:rsid="0022266e"/>
    </style:style>
    <style:style style:name="T49" style:family="text">
      <style:text-properties officeooo:rsid="002289aa"/>
    </style:style>
    <style:style style:name="T50" style:family="text">
      <style:text-properties officeooo:rsid="0023add5"/>
    </style:style>
    <style:style style:name="T51" style:family="text">
      <style:text-properties officeooo:rsid="0025c893"/>
    </style:style>
    <style:style style:name="T52" style:family="text">
      <style:text-properties officeooo:rsid="00291550"/>
    </style:style>
    <style:style style:name="T53" style:family="text">
      <style:text-properties fo:font-style="italic" style:font-style-asian="italic" style:font-style-complex="italic"/>
    </style:style>
    <style:style style:name="T54" style:family="text">
      <style:text-properties fo:font-style="italic" officeooo:rsid="00291550"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2a5251" style:font-style-asian="normal" style:font-style-complex="normal"/>
    </style:style>
    <style:style style:name="T57" style:family="text">
      <style:text-properties officeooo:rsid="002ace30"/>
    </style:style>
    <style:style style:name="T58" style:family="text">
      <style:text-properties officeooo:rsid="002cc460"/>
    </style:style>
    <style:style style:name="T59" style:family="text">
      <style:text-properties officeooo:rsid="002e961a"/>
    </style:style>
    <style:style style:name="T60" style:family="text">
      <style:text-properties officeooo:rsid="00319821"/>
    </style:style>
    <style:style style:name="T61" style:family="text">
      <style:text-properties officeooo:rsid="0032fcce"/>
    </style:style>
    <style:style style:name="T62" style:family="text">
      <style:text-properties officeooo:rsid="003362a4"/>
    </style:style>
    <style:style style:name="T63" style:family="text">
      <style:text-properties officeooo:rsid="00362c1c"/>
    </style:style>
    <style:style style:name="T64" style:family="text">
      <style:text-properties officeooo:rsid="00378cf9"/>
    </style:style>
    <style:style style:name="T65" style:family="text">
      <style:text-properties officeooo:rsid="003c4166"/>
    </style:style>
    <style:style style:name="T66" style:family="text">
      <style:text-properties officeooo:rsid="003f4ba2"/>
    </style:style>
    <style:style style:name="T67" style:family="text">
      <style:text-properties fo:font-size="12pt" style:text-underline-style="none" officeooo:rsid="0043bc9b" style:font-size-asian="12pt" style:font-size-complex="12pt"/>
    </style:style>
    <style:style style:name="T68" style:family="text">
      <style:text-properties fo:font-size="12pt" style:text-underline-style="none" officeooo:rsid="004e5fef" style:font-size-asian="10.5pt" style:font-size-complex="12pt"/>
    </style:style>
    <style:style style:name="T69" style:family="text">
      <style:text-properties officeooo:rsid="0047706b"/>
    </style:style>
    <style:style style:name="T70" style:family="text">
      <style:text-properties officeooo:rsid="004b89c0"/>
    </style:style>
    <style:style style:name="T71" style:family="text">
      <style:text-properties officeooo:rsid="004c1643"/>
    </style:style>
    <style:style style:name="T72" style:family="text">
      <style:text-properties officeooo:rsid="004de904"/>
    </style:style>
    <style:style style:name="T73" style:family="text">
      <style:text-properties style:font-name="calibri" fo:font-size="11pt" style:text-underline-style="none" officeooo:rsid="004e5fef" style:font-size-asian="11pt" style:font-size-complex="11pt"/>
    </style:style>
    <style:style style:name="T74" style:family="text">
      <style:text-properties style:font-name="calibri" fo:font-size="12pt" style:text-underline-style="none" officeooo:rsid="004e5fef" style:font-size-asian="10.5pt" style:font-size-complex="12pt"/>
    </style:style>
    <style:style style:name="T75" style:family="text">
      <style:text-properties style:font-name="Courier 10 Pitch"/>
    </style:style>
    <style:style style:name="T76" style:family="text">
      <style:text-properties style:font-name="Courier 10 Pitch" style:text-underline-style="none" fo:font-weight="bold" officeooo:rsid="004e5fef" style:font-weight-asian="bold" style:font-weight-complex="bold"/>
    </style:style>
    <style:style style:name="T77" style:family="text">
      <style:text-properties style:font-name="Courier 10 Pitch" fo:font-style="italic" style:text-underline-style="none" fo:font-weight="bold" officeooo:rsid="004e5fef" style:font-style-asian="italic" style:font-weight-asian="bold" style:font-style-complex="italic" style:font-weight-complex="bold"/>
    </style:style>
    <style:style style:name="T78"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size-complex="14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3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35cm" draw:fill="solid" draw:fill-color="#44546a" draw:textarea-vertical-align="top" draw:auto-grow-height="false" draw:fit-to-size="false" fo:min-height="25.109cm" fo:min-width="0.03cm" fo:padding-top="0.125cm" fo:padding-bottom="0.125cm" fo:padding-left="0.25cm" fo:padding-right="0.25cm" fo:wrap-option="wrap" style:run-through="background"/>
    </style:style>
    <style:style style:name="gr3" style:family="graphic">
      <style:graphic-properties draw:stroke="none" svg:stroke-width="0.035cm" draw:fill="solid" draw:fill-color="#4472c4" draw:textarea-vertical-align="middle" draw:auto-grow-height="false" draw:fit-to-size="false" fo:min-height="1.524cm" fo:min-width="5.182cm" fo:padding-top="0cm" fo:padding-bottom="0cm" fo:padding-left="0.25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fill="solid" draw:fill-color="#44546a" draw:textarea-vertical-align="top" draw:auto-grow-height="false" draw:fit-to-size="false" fo:min-height="2.794cm" fo:min-width="0.346cm" fo:padding-top="0.125cm" fo:padding-bottom="0.125cm" fo:padding-left="0.25cm" fo:padding-right="0.25cm" fo:wrap-option="wrap" style:run-through="background"/>
    </style:style>
    <style:style style:name="gr6" style:family="graphic">
      <style:graphic-properties draw:stroke="solid" svg:stroke-width="0cm" svg:stroke-color="#44546a" draw:fill="solid" draw:fill-color="#44546a" draw:textarea-vertical-align="top" draw:auto-grow-height="false" draw:fit-to-size="false" fo:min-height="1.607cm" fo:min-width="0.298cm" fo:padding-top="0.125cm" fo:padding-bottom="0.125cm" fo:padding-left="0.25cm" fo:padding-right="0.25cm" fo:wrap-option="wrap" style:run-through="background"/>
    </style:style>
    <style:style style:name="gr7" style:family="graphic">
      <style:graphic-properties draw:stroke="solid" svg:stroke-width="0cm" svg:stroke-color="#44546a" draw:fill="solid" draw:fill-color="#44546a" draw:textarea-vertical-align="top" draw:auto-grow-height="false" draw:fit-to-size="false" fo:min-height="8.576cm" fo:min-width="0.462cm" fo:padding-top="0.125cm" fo:padding-bottom="0.125cm" fo:padding-left="0.25cm" fo:padding-right="0.25cm" fo:wrap-option="wrap" style:run-through="background"/>
    </style:style>
    <style:style style:name="gr8" style:family="graphic">
      <style:graphic-properties draw:stroke="solid" svg:stroke-width="0cm" svg:stroke-color="#44546a" draw:fill="solid" draw:fill-color="#44546a" draw:textarea-vertical-align="top" draw:auto-grow-height="false" draw:fit-to-size="false" fo:min-height="5.674cm" fo:min-width="0cm" fo:padding-top="0.125cm" fo:padding-bottom="0.125cm" fo:padding-left="0.25cm" fo:padding-right="0.25cm" fo:wrap-option="wrap" style:run-through="background"/>
    </style:style>
    <style:style style:name="gr9" style:family="graphic">
      <style:graphic-properties draw:stroke="solid" svg:stroke-width="0cm" svg:stroke-color="#44546a" draw:fill="solid" draw:fill-color="#44546a" draw:textarea-vertical-align="top" draw:auto-grow-height="false" draw:fit-to-size="false" fo:min-height="4.105cm" fo:min-width="0.568cm" fo:padding-top="0.125cm" fo:padding-bottom="0.125cm" fo:padding-left="0.25cm" fo:padding-right="0.25cm" fo:wrap-option="wrap" style:run-through="background"/>
    </style:style>
    <style:style style:name="gr10" style:family="graphic">
      <style:graphic-properties draw:stroke="solid" svg:stroke-width="0cm" svg:stroke-color="#44546a" draw:fill="solid" draw:fill-color="#44546a" draw:textarea-vertical-align="top" draw:auto-grow-height="false" draw:fit-to-size="false" fo:min-height="0.219cm" fo:min-width="0cm" fo:padding-top="0.125cm" fo:padding-bottom="0.125cm" fo:padding-left="0.25cm" fo:padding-right="0.25cm" fo:wrap-option="wrap" style:run-through="background"/>
    </style:style>
    <style:style style:name="gr11" style:family="graphic">
      <style:graphic-properties draw:stroke="solid" svg:stroke-width="0cm" svg:stroke-color="#44546a" draw:fill="solid" draw:fill-color="#44546a" draw:textarea-vertical-align="top" draw:auto-grow-height="false" draw:fit-to-size="false" fo:min-height="0.386cm" fo:min-width="0cm" fo:padding-top="0.125cm" fo:padding-bottom="0.125cm" fo:padding-left="0.25cm" fo:padding-right="0.25cm" fo:wrap-option="wrap" style:run-through="background"/>
    </style:style>
    <style:style style:name="gr12" style:family="graphic">
      <style:graphic-properties draw:stroke="solid" svg:stroke-width="0cm" svg:stroke-color="#44546a" draw:fill="solid" draw:fill-color="#44546a" draw:textarea-vertical-align="top" draw:auto-grow-height="false" draw:fit-to-size="false" fo:min-height="5.064cm" fo:min-width="2.237cm" fo:padding-top="0.125cm" fo:padding-bottom="0.125cm" fo:padding-left="0.25cm" fo:padding-right="0.25cm" fo:wrap-option="wrap" style:run-through="background"/>
    </style:style>
    <style:style style:name="gr13" style:family="graphic">
      <style:graphic-properties draw:stroke="solid" svg:stroke-width="0cm" svg:stroke-color="#44546a" draw:fill="solid" draw:fill-color="#44546a" draw:textarea-vertical-align="top" draw:auto-grow-height="false" draw:fit-to-size="false" fo:min-height="1.087cm" fo:min-width="0cm" fo:padding-top="0.125cm" fo:padding-bottom="0.125cm" fo:padding-left="0.25cm" fo:padding-right="0.25cm" fo:wrap-option="wrap" style:run-through="background"/>
    </style:style>
    <style:style style:name="gr14" style:family="graphic">
      <style:graphic-properties draw:stroke="solid" svg:stroke-width="0cm" svg:stroke-color="#44546a" draw:fill="solid" draw:fill-color="#44546a" draw:textarea-vertical-align="top" draw:auto-grow-height="false" draw:fit-to-size="false" fo:min-height="0.192cm" fo:min-width="0cm" fo:padding-top="0.125cm" fo:padding-bottom="0.125cm" fo:padding-left="0.25cm" fo:padding-right="0.25cm" fo:wrap-option="wrap" style:run-through="background"/>
    </style:style>
    <style:style style:name="gr15" style:family="graphic">
      <style:graphic-properties draw:stroke="solid" svg:stroke-width="0cm" svg:stroke-color="#44546a" draw:fill="solid" draw:fill-color="#44546a" draw:textarea-vertical-align="top" draw:auto-grow-height="false" draw:fit-to-size="false" fo:min-height="0.032cm" fo:min-width="0cm" fo:padding-top="0.125cm" fo:padding-bottom="0.125cm" fo:padding-left="0.25cm" fo:padding-right="0.25cm" fo:wrap-option="wrap" style:run-through="background"/>
    </style:style>
    <style:style style:name="gr16" style:family="graphic">
      <style:graphic-properties draw:stroke="solid" svg:stroke-width="0cm" svg:stroke-color="#44546a" draw:fill="solid" draw:fill-color="#44546a" draw:textarea-vertical-align="top" draw:auto-grow-height="false" draw:fit-to-size="false" fo:min-height="0.559cm" fo:min-width="0cm" fo:padding-top="0.125cm" fo:padding-bottom="0.125cm" fo:padding-left="0.25cm" fo:padding-right="0.25cm" fo:wrap-option="wrap" style:run-through="background"/>
    </style:style>
    <style:style style:name="gr17" style:family="graphic">
      <style:graphic-properties draw:stroke="solid" svg:stroke-width="0cm" svg:stroke-color="#44546a" draw:fill="solid" draw:fill-color="#44546a" draw:opacity="20%" draw:textarea-vertical-align="top" draw:auto-grow-height="false" draw:fit-to-size="false" fo:min-height="4.411cm" fo:min-width="0.796cm" fo:padding-top="0.125cm" fo:padding-bottom="0.125cm" fo:padding-left="0.25cm" fo:padding-right="0.25cm" fo:wrap-option="wrap" style:run-through="background"/>
    </style:style>
    <style:style style:name="gr18" style:family="graphic">
      <style:graphic-properties draw:stroke="solid" svg:stroke-width="0cm" svg:stroke-color="#44546a" draw:fill="solid" draw:fill-color="#44546a" draw:opacity="20%" draw:textarea-vertical-align="top" draw:auto-grow-height="false" draw:fit-to-size="false" fo:min-height="2.589cm" fo:min-width="0.716cm" fo:padding-top="0.125cm" fo:padding-bottom="0.125cm" fo:padding-left="0.25cm" fo:padding-right="0.25cm" fo:wrap-option="wrap" style:run-through="background"/>
    </style:style>
    <style:style style:name="gr19" style:family="graphic">
      <style:graphic-properties draw:stroke="solid" svg:stroke-width="0cm" svg:stroke-color="#44546a" draw:fill="solid" draw:fill-color="#44546a" draw:opacity="20%" draw:textarea-vertical-align="top" draw:auto-grow-height="false" draw:fit-to-size="false" fo:min-height="0.995cm" fo:min-width="0cm" fo:padding-top="0.125cm" fo:padding-bottom="0.125cm" fo:padding-left="0.25cm" fo:padding-right="0.25cm" fo:wrap-option="wrap" style:run-through="background"/>
    </style:style>
    <style:style style:name="gr20" style:family="graphic">
      <style:graphic-properties draw:stroke="solid" svg:stroke-width="0cm" svg:stroke-color="#44546a" draw:fill="solid" draw:fill-color="#44546a" draw:opacity="20%" draw:textarea-vertical-align="top" draw:auto-grow-height="false" draw:fit-to-size="false" fo:min-height="6.412cm" fo:min-width="1.138cm" fo:padding-top="0.125cm" fo:padding-bottom="0.125cm" fo:padding-left="0.25cm" fo:padding-right="0.25cm" fo:wrap-option="wrap" style:run-through="background"/>
    </style:style>
    <style:style style:name="gr21" style:family="graphic">
      <style:graphic-properties draw:stroke="solid" svg:stroke-width="0cm" svg:stroke-color="#44546a" draw:fill="solid" draw:fill-color="#44546a" draw:opacity="20%" draw:textarea-vertical-align="top" draw:auto-grow-height="false" draw:fit-to-size="false" fo:min-height="0.476cm" fo:min-width="0cm" fo:padding-top="0.125cm" fo:padding-bottom="0.125cm" fo:padding-left="0.25cm" fo:padding-right="0.25cm" fo:wrap-option="wrap" style:run-through="background"/>
    </style:style>
    <style:style style:name="gr22" style:family="graphic">
      <style:graphic-properties draw:stroke="solid" svg:stroke-width="0cm" svg:stroke-color="#44546a" draw:fill="solid" draw:fill-color="#44546a" draw:opacity="20%" draw:textarea-vertical-align="top" draw:auto-grow-height="false" draw:fit-to-size="false" fo:min-height="0.725cm" fo:min-width="0cm" fo:padding-top="0.125cm" fo:padding-bottom="0.125cm" fo:padding-left="0.25cm" fo:padding-right="0.25cm" fo:wrap-option="wrap" style:run-through="background"/>
    </style:style>
    <style:style style:name="gr23" style:family="graphic">
      <style:graphic-properties draw:stroke="solid" svg:stroke-width="0cm" svg:stroke-color="#44546a" draw:fill="solid" draw:fill-color="#44546a" draw:opacity="20%" draw:textarea-vertical-align="top" draw:auto-grow-height="false" draw:fit-to-size="false" fo:min-height="7.851cm" fo:min-width="3.671cm" fo:padding-top="0.125cm" fo:padding-bottom="0.125cm" fo:padding-left="0.25cm" fo:padding-right="0.25cm" fo:wrap-option="wrap" style:run-through="background"/>
    </style:style>
    <style:style style:name="gr24" style:family="graphic">
      <style:graphic-properties draw:stroke="solid" svg:stroke-width="0cm" svg:stroke-color="#44546a" draw:fill="solid" draw:fill-color="#44546a" draw:opacity="20%" draw:textarea-vertical-align="top" draw:auto-grow-height="false" draw:fit-to-size="false" fo:min-height="1.771cm" fo:min-width="0cm" fo:padding-top="0.125cm" fo:padding-bottom="0.125cm" fo:padding-left="0.25cm" fo:padding-right="0.25cm" fo:wrap-option="wrap" style:run-through="background"/>
    </style:style>
    <style:style style:name="gr25" style:family="graphic">
      <style:graphic-properties draw:stroke="solid" svg:stroke-width="0cm" svg:stroke-color="#44546a" draw:fill="solid" draw:fill-color="#44546a" draw:opacity="20%" draw:textarea-vertical-align="top" draw:auto-grow-height="false" draw:fit-to-size="false" fo:min-height="0.425cm" fo:min-width="0cm" fo:padding-top="0.125cm" fo:padding-bottom="0.125cm" fo:padding-left="0.25cm" fo:padding-right="0.25cm" fo:wrap-option="wrap" style:run-through="background"/>
    </style:style>
    <style:style style:name="gr26" style:family="graphic">
      <style:graphic-properties draw:stroke="solid" svg:stroke-width="0cm" svg:stroke-color="#44546a" draw:fill="solid" draw:fill-color="#44546a" draw:opacity="20%" draw:textarea-vertical-align="top" draw:auto-grow-height="false" draw:fit-to-size="false" fo:min-height="0.187cm" fo:min-width="0cm" fo:padding-top="0.125cm" fo:padding-bottom="0.125cm" fo:padding-left="0.25cm" fo:padding-right="0.25cm" fo:wrap-option="wrap" style:run-through="background"/>
    </style:style>
    <style:style style:name="gr27"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18cm" fo:margin-top="0cm" fo:margin-bottom="0.041cm" style:run-through="foreground" style:wrap="run-through" style:number-wrapped-paragraphs="no-limit" style:vertical-pos="from-top" style:vertical-rel="page" style:horizontal-pos="from-left" style:horizontal-rel="page-content" draw:wrap-influence-on-position="once-concurrent" style:flow-with-text="false"/>
    </style:style>
    <style:style style:name="gr28"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39cm" fo:margin-top="0cm" fo:margin-bottom="0.002cm" style:run-through="foreground" style:wrap="run-through" style:number-wrapped-paragraphs="no-limit" style:vertical-pos="from-top" style:vertical-rel="page" style:horizontal-pos="from-left" style:horizontal-rel="page"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g text:anchor-type="paragraph" style:rel-width="33%" style:rel-height="95%" draw:z-index="0" draw:name="Grupo 2" draw:style-name="gr1"><draw:custom-shape draw:style-name="gr2" draw:text-style-name="P67" svg:width="0.53cm" svg:height="25.358cm" svg:x="0.84cm" svg:y="2.17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69" svg:width="6.106cm" svg:height="1.523cm" svg:x="0.84cm" svg:y="6.246cm"><text:p text:style-name="P68"><text:span text:style-name="T78">26-5-2017</text:span></text:p><draw:enhanced-geometry draw:mirror-horizontal="false" draw:mirror-vertical="false" svg:viewBox="0 0 0 0" draw:text-areas="0 0 ?f5 ?f8" draw:type="ooxml-homePlate" draw:modifiers="216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4"><draw:g draw:style-name="gr4"><draw:custom-shape draw:style-name="gr5" draw:text-style-name="P67" svg:width="0.846cm" svg:height="3.043cm" svg:x="2.316cm" svg:y="22.648cm"><text:p/><draw:enhanced-geometry draw:mirror-horizontal="false" draw:mirror-vertical="false" svg:viewBox="0 0 0 0" drawooo:sub-view-size="123 441" draw:text-areas="0 0 ?f0 ?f1" draw:type="ooxml-non-primitive" draw:enhanced-path="M 0 0 L 39 152 84 304 122 417 122 440 76 306 39 180 6 53 0 0 N"><draw:equation draw:name="f0" draw:formula="logwidth"/><draw:equation draw:name="f1" draw:formula="logheight"/></draw:enhanced-geometry></draw:custom-shape><draw:custom-shape draw:style-name="gr6" draw:text-style-name="P67" svg:width="0.798cm" svg:height="1.856cm" svg:x="3.214cm" svg:y="25.659cm"><text:p/><draw:enhanced-geometry draw:mirror-horizontal="false" draw:mirror-vertical="false" svg:viewBox="0 0 0 0" drawooo:sub-view-size="117 270" draw:text-areas="0 0 ?f0 ?f1" draw:type="ooxml-non-primitive" draw:enhanced-path="M 0 0 L 8 19 37 93 67 167 116 269 108 269 60 169 30 98 1 25 0 0 N"><draw:equation draw:name="f0" draw:formula="logwidth"/><draw:equation draw:name="f1" draw:formula="logheight"/></draw:enhanced-geometry></draw:custom-shape><draw:custom-shape draw:style-name="gr7" draw:text-style-name="P67" svg:width="0.962cm" svg:height="8.826cm" svg:x="1.316cm" svg:y="13.874cm"><text:p/><draw:enhanced-geometry draw:mirror-horizontal="false" draw:mirror-vertical="false" svg:viewBox="0 0 0 0" drawooo:sub-view-size="141 1273" draw:text-areas="0 0 ?f0 ?f1" draw:type="ooxml-non-primitive" draw:enhanced-path="M 0 0 L 0 0 1 79 3 159 12 317 23 476 39 634 58 792 83 948 107 1086 135 1223 140 1272 138 1262 105 1106 77 949 53 792 35 634 20 476 9 317 2 159 0 79 0 0 N"><draw:equation draw:name="f0" draw:formula="logwidth"/><draw:equation draw:name="f1" draw:formula="logheight"/></draw:enhanced-geometry></draw:custom-shape><draw:custom-shape draw:style-name="gr8" draw:text-style-name="P67" svg:width="0.311cm" svg:height="5.924cm" svg:x="2.191cm" svg:y="16.714cm"><text:p/><draw:enhanced-geometry draw:mirror-horizontal="false" draw:mirror-vertical="false" svg:viewBox="0 0 0 0" drawooo:sub-view-size="46 855" draw:text-areas="0 0 ?f0 ?f1" draw:type="ooxml-non-primitive" draw:enhanced-path="M 45 0 L 45 0 35 66 26 133 14 267 6 401 3 534 6 669 14 803 18 854 18 851 9 814 8 803 1 669 0 534 3 401 12 267 25 132 34 66 45 0 N"><draw:equation draw:name="f0" draw:formula="logwidth"/><draw:equation draw:name="f1" draw:formula="logheight"/></draw:enhanced-geometry></draw:custom-shape><draw:custom-shape draw:style-name="gr9" draw:text-style-name="P67" svg:width="1.068cm" svg:height="4.354cm" svg:x="2.288cm" svg:y="22.71cm"><text:p/><draw:enhanced-geometry draw:mirror-horizontal="false" draw:mirror-vertical="false" svg:viewBox="0 0 0 0" drawooo:sub-view-size="155 630" draw:text-areas="0 0 ?f0 ?f1" draw:type="ooxml-non-primitive" draw:enhanced-path="M 0 0 L 10 44 21 126 34 207 53 293 75 380 100 466 120 521 141 576 152 618 154 629 140 595 115 532 93 468 67 383 47 295 28 207 12 104 0 0 N"><draw:equation draw:name="f0" draw:formula="logwidth"/><draw:equation draw:name="f1" draw:formula="logheight"/></draw:enhanced-geometry></draw:custom-shape><draw:custom-shape draw:style-name="gr10" draw:text-style-name="P67" svg:width="0.219cm" svg:height="0.468cm" svg:x="3.422cm" svg:y="27.045cm"><text:p/><draw:enhanced-geometry draw:mirror-horizontal="false" draw:mirror-vertical="false" svg:viewBox="0 0 0 0" drawooo:sub-view-size="34 70" draw:text-areas="0 0 ?f0 ?f1" draw:type="ooxml-non-primitive" draw:enhanced-path="M 0 0 L 33 69 24 69 12 35 0 0 N"><draw:equation draw:name="f0" draw:formula="logwidth"/><draw:equation draw:name="f1" draw:formula="logheight"/></draw:enhanced-geometry></draw:custom-shape><draw:custom-shape draw:style-name="gr11" draw:text-style-name="P67" svg:width="0.094cm" svg:height="0.636cm" svg:x="2.255cm" svg:y="22.369cm"><text:p/><draw:enhanced-geometry draw:mirror-horizontal="false" draw:mirror-vertical="false" svg:viewBox="0 0 0 0" drawooo:sub-view-size="16 94" draw:text-areas="0 0 ?f0 ?f1" draw:type="ooxml-non-primitive" draw:enhanced-path="M 0 0 L 9 37 9 40 15 93 5 49 0 0 N"><draw:equation draw:name="f0" draw:formula="logwidth"/><draw:equation draw:name="f1" draw:formula="logheight"/></draw:enhanced-geometry></draw:custom-shape><draw:custom-shape draw:style-name="gr12" draw:text-style-name="P67" svg:width="2.737cm" svg:height="5.314cm" svg:x="3.172cm" svg:y="20.336cm"><text:p/><draw:enhanced-geometry draw:mirror-horizontal="false" draw:mirror-vertical="false" svg:viewBox="0 0 0 0" drawooo:sub-view-size="395 767" draw:text-areas="0 0 ?f0 ?f1" draw:type="ooxml-non-primitive" draw:enhanced-path="M 394 0 L 394 0 356 38 319 77 284 117 249 160 207 218 168 276 131 339 98 402 69 467 45 535 26 604 14 673 7 746 6 766 0 749 1 744 7 673 21 603 40 533 65 466 94 400 127 336 164 275 204 215 248 158 282 116 318 76 354 37 394 0 N"><draw:equation draw:name="f0" draw:formula="logwidth"/><draw:equation draw:name="f1" draw:formula="logheight"/></draw:enhanced-geometry></draw:custom-shape><draw:custom-shape draw:style-name="gr13" draw:text-style-name="P67" svg:width="0.241cm" svg:height="1.336cm" svg:x="3.172cm" svg:y="25.7cm"><text:p/><draw:enhanced-geometry draw:mirror-horizontal="false" draw:mirror-vertical="false" svg:viewBox="0 0 0 0" drawooo:sub-view-size="37 195" draw:text-areas="0 0 ?f0 ?f1" draw:type="ooxml-non-primitive" draw:enhanced-path="M 0 0 L 6 16 7 19 11 80 20 132 33 185 36 194 21 161 15 145 5 81 1 41 0 0 N"><draw:equation draw:name="f0" draw:formula="logwidth"/><draw:equation draw:name="f1" draw:formula="logheight"/></draw:enhanced-geometry></draw:custom-shape><draw:custom-shape draw:style-name="gr14" draw:text-style-name="P67" svg:width="0.205cm" svg:height="0.442cm" svg:x="3.368cm" svg:y="27.074cm"><text:p/><draw:enhanced-geometry draw:mirror-horizontal="false" draw:mirror-vertical="false" svg:viewBox="0 0 0 0" drawooo:sub-view-size="32 66" draw:text-areas="0 0 ?f0 ?f1" draw:type="ooxml-non-primitive" draw:enhanced-path="M 0 0 L 31 65 23 65 0 0 N"><draw:equation draw:name="f0" draw:formula="logwidth"/><draw:equation draw:name="f1" draw:formula="logheight"/></draw:enhanced-geometry></draw:custom-shape><draw:custom-shape draw:style-name="gr15" draw:text-style-name="P67" svg:width="0.04cm" svg:height="0.281cm" svg:x="3.172cm" svg:y="25.541cm"><text:p/><draw:enhanced-geometry draw:mirror-horizontal="false" draw:mirror-vertical="false" svg:viewBox="0 0 0 0" drawooo:sub-view-size="8 43" draw:text-areas="0 0 ?f0 ?f1" draw:type="ooxml-non-primitive" draw:enhanced-path="M 0 0 L 6 17 7 42 6 39 0 23 0 0 N"><draw:equation draw:name="f0" draw:formula="logwidth"/><draw:equation draw:name="f1" draw:formula="logheight"/></draw:enhanced-geometry></draw:custom-shape><draw:custom-shape draw:style-name="gr16" draw:text-style-name="P67" svg:width="0.302cm" svg:height="0.809cm" svg:x="3.278cm" svg:y="26.707cm"><text:p/><draw:enhanced-geometry draw:mirror-horizontal="false" draw:mirror-vertical="false" svg:viewBox="0 0 0 0" drawooo:sub-view-size="46 119" draw:text-areas="0 0 ?f0 ?f1" draw:type="ooxml-non-primitive" draw:enhanced-path="M 0 0 L 6 16 21 49 33 84 45 118 44 118 13 53 11 42 0 0 N"><draw:equation draw:name="f0" draw:formula="logwidth"/><draw:equation draw:name="f1" draw:formula="logheight"/></draw:enhanced-geometry></draw:custom-shape></draw:g><draw:g draw:style-name="gr4"><draw:custom-shape draw:style-name="gr17" draw:text-style-name="P70" svg:width="1.295cm" svg:height="4.661cm" svg:x="1.3cm" svg:y="20.087cm"><text:p/><draw:enhanced-geometry draw:mirror-horizontal="false" draw:mirror-vertical="false" svg:viewBox="0 0 0 0" drawooo:sub-view-size="126 451" draw:text-areas="0 0 ?f0 ?f1" draw:type="ooxml-non-primitive" draw:enhanced-path="M 0 0 L 41 155 86 309 125 425 125 450 79 311 41 183 7 54 0 0 N"><draw:equation draw:name="f0" draw:formula="logwidth"/><draw:equation draw:name="f1" draw:formula="logheight"/></draw:enhanced-geometry></draw:custom-shape><draw:custom-shape draw:style-name="gr18" draw:text-style-name="P70" svg:width="1.216cm" svg:height="2.839cm" svg:x="2.68cm" svg:y="24.675cm"><text:p/><draw:enhanced-geometry draw:mirror-horizontal="false" draw:mirror-vertical="false" svg:viewBox="0 0 0 0" drawooo:sub-view-size="119 276" draw:text-areas="0 0 ?f0 ?f1" draw:type="ooxml-non-primitive" draw:enhanced-path="M 0 0 L 8 20 37 96 69 170 118 275 109 275 61 174 30 100 0 26 0 0 N"><draw:equation draw:name="f0" draw:formula="logwidth"/><draw:equation draw:name="f1" draw:formula="logheight"/></draw:enhanced-geometry></draw:custom-shape><draw:custom-shape draw:style-name="gr19" draw:text-style-name="P70" svg:width="0.198cm" svg:height="1.244cm" svg:x="1.052cm" svg:y="18.917cm"><text:p/><draw:enhanced-geometry draw:mirror-horizontal="false" draw:mirror-vertical="false" svg:viewBox="0 0 0 0" drawooo:sub-view-size="21 122" draw:text-areas="0 0 ?f0 ?f1" draw:type="ooxml-non-primitive" draw:enhanced-path="M 0 0 L 16 72 20 121 18 112 0 31 0 0 N"><draw:equation draw:name="f0" draw:formula="logwidth"/><draw:equation draw:name="f1" draw:formula="logheight"/></draw:enhanced-geometry></draw:custom-shape><draw:custom-shape draw:style-name="gr20" draw:text-style-name="P70" svg:width="1.638cm" svg:height="6.661cm" svg:x="1.26cm" svg:y="20.17cm"><text:p/><draw:enhanced-geometry draw:mirror-horizontal="false" draw:mirror-vertical="false" svg:viewBox="0 0 0 0" drawooo:sub-view-size="159 644" draw:text-areas="0 0 ?f0 ?f1" draw:type="ooxml-non-primitive" draw:enhanced-path="M 0 0 L 11 46 22 129 36 211 55 301 76 389 103 476 123 533 144 588 155 632 158 643 142 608 118 544 95 478 69 391 47 302 29 212 13 107 0 0 N"><draw:equation draw:name="f0" draw:formula="logwidth"/><draw:equation draw:name="f1" draw:formula="logheight"/></draw:enhanced-geometry></draw:custom-shape><draw:custom-shape draw:style-name="gr21" draw:text-style-name="P70" svg:width="0.332cm" svg:height="0.726cm" svg:x="2.99cm" svg:y="26.79cm"><text:p/><draw:enhanced-geometry draw:mirror-horizontal="false" draw:mirror-vertical="false" svg:viewBox="0 0 0 0" drawooo:sub-view-size="34 72" draw:text-areas="0 0 ?f0 ?f1" draw:type="ooxml-non-primitive" draw:enhanced-path="M 0 0 L 33 71 24 71 11 36 0 0 N"><draw:equation draw:name="f0" draw:formula="logwidth"/><draw:equation draw:name="f1" draw:formula="logheight"/></draw:enhanced-geometry></draw:custom-shape><draw:custom-shape draw:style-name="gr22" draw:text-style-name="P70" svg:width="0.145cm" svg:height="0.974cm" svg:x="1.217cm" svg:y="19.662cm"><text:p/><draw:enhanced-geometry draw:mirror-horizontal="false" draw:mirror-vertical="false" svg:viewBox="0 0 0 0" drawooo:sub-view-size="16 96" draw:text-areas="0 0 ?f0 ?f1" draw:type="ooxml-non-primitive" draw:enhanced-path="M 0 0 L 8 37 8 41 15 95 4 49 0 0 N"><draw:equation draw:name="f0" draw:formula="logwidth"/><draw:equation draw:name="f1" draw:formula="logheight"/></draw:enhanced-geometry></draw:custom-shape><draw:custom-shape draw:style-name="gr23" draw:text-style-name="P70" svg:width="4.171cm" svg:height="8.101cm" svg:x="2.606cm" svg:y="16.564cm"><text:p/><draw:enhanced-geometry draw:mirror-horizontal="false" draw:mirror-vertical="false" svg:viewBox="0 0 0 0" drawooo:sub-view-size="403 783" draw:text-areas="0 0 ?f0 ?f1" draw:type="ooxml-non-primitive" draw:enhanced-path="M 402 0 L 402 1 363 39 325 79 290 121 255 164 211 222 171 284 133 346 100 411 71 478 45 546 27 617 13 689 7 761 7 782 0 765 1 761 7 688 21 616 40 545 66 475 95 409 130 343 167 281 209 220 253 163 287 120 324 78 362 38 402 0 N"><draw:equation draw:name="f0" draw:formula="logwidth"/><draw:equation draw:name="f1" draw:formula="logheight"/></draw:enhanced-geometry></draw:custom-shape><draw:custom-shape draw:style-name="gr24" draw:text-style-name="P70" svg:width="0.375cm" svg:height="2.02cm" svg:x="2.606cm" svg:y="24.758cm"><text:p/><draw:enhanced-geometry draw:mirror-horizontal="false" draw:mirror-vertical="false" svg:viewBox="0 0 0 0" drawooo:sub-view-size="38 197" draw:text-areas="0 0 ?f0 ?f1" draw:type="ooxml-non-primitive" draw:enhanced-path="M 0 0 L 6 15 7 18 12 80 21 134 33 188 37 196 22 162 15 146 5 81 1 40 0 0 N"><draw:equation draw:name="f0" draw:formula="logwidth"/><draw:equation draw:name="f1" draw:formula="logheight"/></draw:enhanced-geometry></draw:custom-shape><draw:custom-shape draw:style-name="gr25" draw:text-style-name="P70" svg:width="0.311cm" svg:height="0.675cm" svg:x="2.907cm" svg:y="26.841cm"><text:p/><draw:enhanced-geometry draw:mirror-horizontal="false" draw:mirror-vertical="false" svg:viewBox="0 0 0 0" drawooo:sub-view-size="32 67" draw:text-areas="0 0 ?f0 ?f1" draw:type="ooxml-non-primitive" draw:enhanced-path="M 0 0 L 31 66 24 66 0 0 N"><draw:equation draw:name="f0" draw:formula="logwidth"/><draw:equation draw:name="f1" draw:formula="logheight"/></draw:enhanced-geometry></draw:custom-shape><draw:custom-shape draw:style-name="gr26" draw:text-style-name="P70" svg:width="0.063cm" svg:height="0.436cm" svg:x="2.606cm" svg:y="24.5cm"><text:p/><draw:enhanced-geometry draw:mirror-horizontal="false" draw:mirror-vertical="false" svg:viewBox="0 0 0 0" drawooo:sub-view-size="8 44" draw:text-areas="0 0 ?f0 ?f1" draw:type="ooxml-non-primitive" draw:enhanced-path="M 0 0 L 7 17 7 43 6 40 0 25 0 0 N"><draw:equation draw:name="f0" draw:formula="logwidth"/><draw:equation draw:name="f1" draw:formula="logheight"/></draw:enhanced-geometry></draw:custom-shape><draw:custom-shape draw:style-name="gr19" draw:text-style-name="P70" svg:width="0.466cm" svg:height="1.244cm" svg:x="2.763cm" svg:y="26.271cm"><text:p/><draw:enhanced-geometry draw:mirror-horizontal="false" draw:mirror-vertical="false" svg:viewBox="0 0 0 0" drawooo:sub-view-size="47 122" draw:text-areas="0 0 ?f0 ?f1" draw:type="ooxml-non-primitive" draw:enhanced-path="M 0 0 L 7 16 22 50 33 86 46 121 45 121 14 55 11 44 0 0 N"><draw:equation draw:name="f0" draw:formula="logwidth"/><draw:equation draw:name="f1" draw:formula="logheight"/></draw:enhanced-geometry></draw:custom-shape></draw:g></draw:g></draw:g><draw:custom-shape text:anchor-type="paragraph" style:rel-width="45%" draw:z-index="2" draw:name="Cuadro de texto 1" draw:style-name="gr28" draw:text-style-name="P71" svg:width="9.679cm" svg:height="2.426cm" svg:x="8.819cm" svg:y="5.196cm"><text:p text:style-name="P56">Práctica 3</text:p><text:p text:style-name="P66"><text:span text:style-name="T1">Algoritmos Greed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draw:custom-shape text:anchor-type="paragraph" draw:z-index="1" draw:name="Cuadro de texto 32" draw:style-name="gr27" draw:text-style-name="P71" svg:width="6.748cm" svg:height="2.47cm" svg:x="10.1cm" svg:y="23.65cm"><text:p text:style-name="P57">Pablo Álvarez Cabrera <text:s text:c="4"/></text:p><text:p text:style-name="P57">Johanna Capote Robayna</text:p><text:p text:style-name="P57">Cristina de la Torre <text:span text:style-name="T72">Villaverde</text:span></text:p><text:p text:style-name="P57">Guille Galindo Ortuño</text:p><text:p text:style-name="P60"><text:span text:style-name="T2">Adolfo Soto Wer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46" text:outline-level="1">Índice</text:h>
      <text:list xml:id="list1697799067910047268" text:style-name="WWNum1">
        <text:list-item>
          <text:h text:style-name="P48" text:outline-level="1">Análisis del problema.</text:h>
        </text:list-item>
        <text:list-item>
          <text:h text:style-name="P47" text:outline-level="1">Diseño de la solución.</text:h>
        </text:list-item>
        <text:list-item>
          <text:h text:style-name="P49" text:outline-level="1">Pseudocódigo <text:span text:style-name="T60">del algortimo</text:span>.</text:h>
        </text:list-item>
        <text:list-item>
          <text:h text:style-name="P50" text:outline-level="1"><text:span text:style-name="T47">Explicación del f</text:span>uncionamiento del algoritmo.</text:h>
        </text:list-item>
        <text:list-item>
          <text:h text:style-name="P51" text:outline-level="1">Ejemplo real <text:span text:style-name="T47">donde</text:span> aplicar el algoritmo.</text:h>
        </text:list-item>
        <text:list-item>
          <text:h text:style-name="P52" text:outline-level="1">Cálculo de la eficiencia teórica.</text:h>
        </text:list-item>
        <text:list-item>
          <text:h text:style-name="P51" text:outline-level="1">Compilación y ejecución del algoritmo.</text:h>
        </text:list-item>
      </text:list>
      <text:p text:style-name="P2"/>
      <text:p text:style-name="P2"/>
      <text:p text:style-name="P2"/>
      <text:h text:style-name="P10" text:outline-level="1"/>
      <text:h text:style-name="P9" text:outline-level="1"><text:span text:style-name="T6">Análisis del problema</text:span>.</text:h>
      <text:p text:style-name="Standard"/>
      <text:p text:style-name="P32">El objetivo de esta práctica implementar un algoritmo Greedy que solucione el problema <text:span text:style-name="T48">del embajaje (bin packing problem)</text:span>. </text:p>
      <text:p text:style-name="P32"><text:span text:style-name="T49">Este</text:span> problema consiste en buscar la mejor forma de <text:span text:style-name="T49">almacenar</text:span> <text:span text:style-name="T49">un número determinado de </text:span>elementos en cajas de un mismo volumen, de forma que las cajas estén lo mas llenas posible <text:span text:style-name="T50">y, por tanto,</text:span> <text:span text:style-name="T50">se use el</text:span> menor número posible de <text:span text:style-name="T50">estas</text:span>.</text:p>
      <text:p text:style-name="P31"><text:span text:style-name="T50">Para ello, partimos de</text:span> un <text:span text:style-name="T50">número indefinido de cajas con un volumen V </text:span><text:span text:style-name="T13">y de un </text:span><text:span text:style-name="T11">conjunto</text:span> <text:span text:style-name="T50">de</text:span> <text:span text:style-name="T50">N</text:span> <text:span text:style-name="T50">objetos a empaquetar,</text:span> <text:span text:style-name="T50">cada uno de ellos </text:span>con un volumen v<text:span text:style-name="T9">i </text:span><text:span text:style-name="T11">, </text:span><text:span text:style-name="T13">de forma que debemos empaquetar </text:span><text:span text:style-name="T14">los distintos elementos</text:span><text:span text:style-name="T11"> </text:span><text:span text:style-name="T13">de manera</text:span><text:span text:style-name="T11"> que la suma de todos los volúmenes de los objetos que hay en cada caja no </text:span><text:span text:style-name="T13">supere</text:span><text:span text:style-name="T11"> </text:span><text:span text:style-name="T13">a</text:span><text:span text:style-name="T11">l volumen </text:span><text:span text:style-name="T13">total </text:span><text:span text:style-name="T11">de la caja en la que se encuentran. Es decir:</text:span></text:p>
      <text:p text:style-name="P34"><draw:frame draw:style-name="fr1" draw:name="1" text:anchor-type="as-char" svg:width="1.727cm" svg:height="0.587cm" draw:z-index="5"><draw:object xlink:href="./Object 2" xlink:type="simple" xlink:show="embed" xlink:actuate="onLoad"/><draw:image xlink:href="./ObjectReplacements/Object 2" xlink:type="simple" xlink:show="embed" xlink:actuate="onLoad"/></draw:frame></text:p>
      <text:p text:style-name="P19">El algoritmo debe proporcionar una solución que implique usar el menor número de cajas posible, aunque <text:span text:style-name="T51">la</text:span> solución <text:span text:style-name="T51">dada </text:span>no sea la ú<text:span text:style-name="T51">nica posible.</text:span></text:p>
      <text:p text:style-name="Standard"/>
      <text:p text:style-name="Standard"/>
      <text:p text:style-name="Standard"/>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4" text:outline-level="1"><text:soft-page-break/>Diseño de la solución.</text:h>
      <text:p text:style-name="Standard"/>
      <text:p text:style-name="P20">Para implementar el algoritmo se han usado dos clases, “<text:span text:style-name="T53">Problema</text:span>” y “<text:span text:style-name="T53">Solucion</text:span>”, que facilitan el funcionamiento del mismo.</text:p>
      <text:p text:style-name="P20">La clase “<text:span text:style-name="T53">Problema</text:span>” representa el problema que queremos resolver. Para ello, usamos un vector indexado <text:span text:style-name="T52">(</text:span><text:span text:style-name="T54">v</text:span><text:span text:style-name="T52">)</text:span> donde los índices se corresponden con los distintos objetos <text:span text:style-name="T57">a empaquetar </text:span>y el valor con el volumen de cada uno de ellos. <text:span text:style-name="T52">Así, </text:span><text:span text:style-name="T54">v[i]</text:span><text:span text:style-name="T52"> contendrá el volumen del objeto </text:span><text:span text:style-name="T54">i</text:span><text:span text:style-name="T52">. Además, la clase almacena el número de objetos a empaquetar y el volumen de las cajas, y proporciona métodos para consultar estas variables y para leer un problema determinado desde un fichero.</text:span></text:p>
      <text:p text:style-name="P21">Por otro lado, la clase “<text:span text:style-name="T53">Solucion</text:span>” se usa para representar la solución que se obtiene al usar el algoritmo. Esta solución se almacena en un vector de vectores de pares <text:span text:style-name="T53">&lt;int,double&gt;</text:span><text:span text:style-name="T55">, es decir, un vector dinámico de embalajes donde cada embalaje es un vector con los objetos que contiene, y cada objeto está representado por un par de números (número de objeto y volumen). Si llamamos “</text:span><text:span text:style-name="T53">posiciones</text:span><text:span text:style-name="T55">” a dicho vector, </text:span><text:span text:style-name="T53">posiciones[i]</text:span><text:span text:style-name="T55"> contendrá todos los objetos almacenados en la caja </text:span><text:span text:style-name="T53">i. </text:span><text:span text:style-name="T56">La clase proporciona además métodos para ir modificando la solución conforme se va obteniendo, y métodos para consultarla.</text:span></text:p>
      <text:p text:style-name="P22">En cuanto al algoritmo, hemos identificado las siguientes componentes <text:span text:style-name="T59">greedy</text:span>:</text:p>
      <text:list xml:id="list5714869972950355610" text:style-name="L1">
        <text:list-item>
          <text:p text:style-name="P23">Lista de candidatos: Los N objetos a empaquetar</text:p>
        </text:list-item>
        <text:list-item>
          <text:p text:style-name="P23">Lista de candidatos utilizados: Los objetos que <text:span text:style-name="T58">ya se han empaquetado</text:span></text:p>
        </text:list-item>
        <text:list-item>
          <text:p text:style-name="P24">Función solución: Se han empaquetado los N objetos</text:p>
        </text:list-item>
        <text:list-item>
          <text:p text:style-name="P24">Criterio de factibilidad: El volumen de los objetos contenidos en una caja es menor o igual que el volumen de la caja</text:p>
        </text:list-item>
        <text:list-item>
          <text:p text:style-name="P24">Función de selección: Se selecciona el objeto de mayor volumen</text:p>
        </text:list-item>
        <text:list-item>
          <text:p text:style-name="P24">Función objetivo: Minimizar el número de cajas necesarias</text:p>
        </text:list-item>
      </text:list>
      <text:p text:style-name="P25"><text:span text:style-name="T3"/></text:p>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7">Pseudocódigo del algoritmo</text:span><text:span text:style-name="T5">.</text:span></text:h>
      <text:p text:style-name="P27"/>
      <text:p text:style-name="P28">El pseudocódigo de<text:span text:style-name="T62">l</text:span> algoritmo es el siguiente:</text:p>
      <table:table table:name="Tabla1" table:style-name="Tabla1">
        <table:table-column table:style-name="Tabla1.A"/>
        <table:table-row table:style-name="Tabla1.1">
          <table:table-cell table:style-name="Tabla1.A1" office:value-type="string">
            <text:p text:style-name="P43">AlgorimoGreedyBinPacking(Problema p)</text:p>
            <text:p text:style-name="P43"/>
            <text:p text:style-name="P42"><text:span text:style-name="T62">S ← </text:span><text:span text:style-name="T62"><draw:frame draw:style-name="fr2" draw:name="Objeto1" text:anchor-type="as-char" svg:y="-0.388cm" svg:width="0.57cm" svg:height="0.52cm" draw:z-index="6"><draw:object xlink:href="./Object 1" xlink:type="simple" xlink:show="embed" xlink:actuate="onLoad"/><draw:image xlink:href="./ObjectReplacements/Object 1" xlink:type="simple" xlink:show="embed" xlink:actuate="onLoad"/></draw:frame></text:span><text:span text:style-name="T62"> <text:s text:c="3"/>// S es la solución a construir</text:span></text:p>
            <text:p text:style-name="P42">P= <text:span text:style-name="T62">conjunto de N elementos a empaquetar</text:span></text:p>
            <text:p text:style-name="P42"><text:span text:style-name="T63">Añadimos una caja vacía a S</text:span></text:p>
            <text:p text:style-name="P42">Mientras P !<text:span text:style-name="T62">= </text:span><text:span text:style-name="T62"><draw:frame draw:style-name="fr2" draw:name="Objeto2" text:anchor-type="as-char" svg:y="-0.388cm" svg:width="0.57cm" svg:height="0.52cm" draw:z-index="7"><draw:object xlink:href="./Object 3" xlink:type="simple" xlink:show="embed" xlink:actuate="onLoad"/><draw:image xlink:href="./ObjectReplacements/Object 3" xlink:type="simple" xlink:show="embed" xlink:actuate="onLoad"/><svg:desc>fórmula</svg:desc></draw:frame></text:span> hacer:</text:p>
            <text:p text:style-name="P42"><text:tab/>x= mayor elemento de P</text:p>
            <text:p text:style-name="P42"><text:tab/>P= P\{x}</text:p>
            <text:p text:style-name="P42"><text:s text:c="3"/>//<text:span text:style-name="T63">C es el vector de cajas de la solución S</text:span></text:p>
            <text:p text:style-name="P42"><text:s text:c="3"/>//<text:span text:style-name="T66">k= número de cajas en S</text:span></text:p>
            <text:p text:style-name="P42"><text:tab/>Si {x} cabe en C<text:span text:style-name="T15">[i] para i=0,…,k-1</text:span></text:p>
            <text:p text:style-name="P42"><text:tab/><text:tab/>C<text:span text:style-name="T63">[i]</text:span>= C<text:span text:style-name="T63">[i]</text:span> U {x}</text:p>
            <text:p text:style-name="P42"><text:tab/>Si no</text:p>
            <text:p text:style-name="P42"><text:tab/><text:tab/><text:span text:style-name="T64">Añadimos una caja vacía (C[k]) a S</text:span></text:p>
            <text:p text:style-name="P42"><text:tab/><text:tab/>C<text:span text:style-name="T63">[k]</text:span>= {x}</text:p>
            <text:p text:style-name="P42">Fin-mientras</text:p>
            <text:p text:style-name="P42">Devuelve <text:span text:style-name="T64">S</text:span></text:p>
          </table:table-cell>
        </table:table-row>
        <table:table-row table:style-name="Tabla1.1">
          <table:table-cell table:style-name="Tabla1.A2" office:value-type="string">
            <text:p text:style-name="P43"/>
          </table:table-cell>
        </table:table-row>
        <table:table-row table:style-name="Tabla1.1">
          <table:table-cell table:style-name="Tabla1.A2" office:value-type="string">
            <text:p text:style-name="P43"/>
          </table:table-cell>
        </table:table-row>
      </table:table>
      <text:p text:style-name="P26">La lista de candidatos <text:span text:style-name="T53">P</text:span> se corresponde con el vector <text:span text:style-name="T53">v</text:span> de la clase “<text:span text:style-name="T53">Problema” </text:span>y la lista de cajas con el vector <text:span text:style-name="T53">posiciones</text:span> de la clase “<text:span text:style-name="T53">Solucion”</text:span>.</text:p>
      <text:p text:style-name="P30">El funcionamiento se explica de forma más detallada en la siguiente secció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54" text:outline-level="1"><text:soft-page-break/><text:span text:style-name="T65">Explicación del</text:span> funcionamiento del algoritmo.</text:h>
      <text:p text:style-name="P36"/>
      <text:p text:style-name="P29">El funcionamiento de nuestro algoritmo se basa en buscar el elemento de mayor volumen <text:span text:style-name="T61">en la lista de</text:span> candidatos, mientras <text:span text:style-name="T61">esta</text:span> no esté vací<text:span text:style-name="T61">a,</text:span> para introducirlo en una caja. Una vez <text:span text:style-name="T61">seleccionado</text:span> se quita de la lista de candidatos <text:span text:style-name="T61">y se introduce en la caja correspondiente, siguiendo el siguiente criterio: </text:span></text:p>
      <text:p text:style-name="P29"><text:span text:style-name="T61">S</text:span>i resulta que, por su volumen, no cabe en ningun<text:span text:style-name="T61">a caja de las que tenemos hasta el momento,</text:span> se <text:span text:style-name="T61">añade</text:span> otr<text:span text:style-name="T61">a</text:span> nuev<text:span text:style-name="T61">a y</text:span> se introduce en <text:span text:style-name="T61">ella</text:span>. <text:span text:style-name="T61">En caso contrario, se introduce en la primera caja disponible.</text:span></text:p>
      <text:p text:style-name="P29">Después de esto se pasa a buscar el siguiente más grande y se va <text:span text:style-name="T61">repitiendo</text:span> el mismo proceso, hasta que <text:span text:style-name="T61">la lista de candidatos esté vacía, lo que significa que se han empaquetado todos los elementos.</text:span></text:p>
      <text:p text:style-name="P29"/>
      <text:p text:style-name="P39"><text:span text:style-name="T67">Para ilustrar el funcionamiento, proponemos el siguiente ejemplo:</text:span></text:p>
      <text:p text:style-name="P14"/>
      <text:p text:style-name="P62"><text:span text:style-name="T23">Sea P</text:span><text:span text:style-name="T24">={</text:span><text:span text:style-name="T37">8</text:span><text:span text:style-name="T24">,</text:span><text:span text:style-name="T39">5</text:span><text:span text:style-name="T24">,</text:span><text:span text:style-name="T41">4</text:span><text:span text:style-name="T24">,</text:span><text:span text:style-name="T43">7</text:span><text:span text:style-name="T24">,</text:span><text:span text:style-name="T45">3</text:span><text:span text:style-name="T24">,1} </text:span><text:span text:style-name="T23">un vector </text:span><text:span text:style-name="T24">donde P[i] representa el volumen del objeto i.</text:span><text:span text:style-name="T23"> </text:span><text:span text:style-name="T24">Supongamos que </text:span><text:span text:style-name="T23">contamos con cajas </text:span><text:span text:style-name="T24">suficientes </text:span><text:span text:style-name="T23">para embalar </text:span><text:span text:style-name="T24">dichos objetos, cada una de ellas </text:span><text:span text:style-name="T23">con un volumen V=10. </text:span></text:p>
      <text:p text:style-name="P62"><text:span text:style-name="T23"/></text:p>
      <text:p text:style-name="P63"><text:span text:style-name="T23">Al principio contamos con una sola caja (caja nº1).</text:span></text:p>
      <text:p text:style-name="P11"/>
      <text:p text:style-name="No_20_Spacing"><text:span text:style-name="T23">El primer paso del algoritmo es buscar el elemento mas grande del vector </text:span><text:span text:style-name="T25">(e</text:span><text:span text:style-name="T23">n nuestro caso 8</text:span><text:span text:style-name="T25">)</text:span><text:span text:style-name="T23"> y quitarlo del vector de candidatos. Como </text:span><text:span text:style-name="T25">cabe en la única caja disponible</text:span><text:span text:style-name="T23"> lo introducimos. </text:span><text:span text:style-name="T25">N</text:span><text:span text:style-name="T23">uestra lista de candidatos sería ahora P = {</text:span><text:span text:style-name="T38">5</text:span><text:span text:style-name="T23">,</text:span><text:span text:style-name="T40">4</text:span><text:span text:style-name="T23">,</text:span><text:span text:style-name="T42">7</text:span><text:span text:style-name="T23">,</text:span><text:span text:style-name="T44">3</text:span><text:span text:style-name="T23">,1}.</text:span></text:p>
      <text:p text:style-name="P58"/>
      <text:p text:style-name="P58">Caja N.º1</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C" table:number-columns-repeated="2"/>
        <table:table-column table:style-name="Tabla2.B"/>
        <table:table-column table:style-name="Tabla2.C" table:number-columns-repeated="2"/>
        <table:table-row table:style-name="Tabla2.1">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I1" office:value-type="string">
            <text:p text:style-name="P8"/>
          </table:table-cell>
          <table:table-cell table:style-name="Tabla2.J1" office:value-type="string">
            <text:p text:style-name="P8"/>
          </table:table-cell>
        </table:table-row>
      </table:table>
      <text:p text:style-name="P11"/>
      <text:p text:style-name="No_20_Spacing"><text:span text:style-name="T23">El siguiente elemento que encontramos es el que tiene volumen 7. Como no cabe en la primera caja que tenemos parcialmente llena, </text:span><text:span text:style-name="T25">añadimos</text:span><text:span text:style-name="T23"> otra e introducimos este objeto. </text:span><text:span text:style-name="T25">N</text:span><text:span text:style-name="T23">uestra lista de candidatos sería ahora P = {</text:span><text:span text:style-name="T38">5</text:span><text:span text:style-name="T23">,</text:span><text:span text:style-name="T40">4</text:span><text:span text:style-name="T23">,</text:span><text:span text:style-name="T44">3</text:span><text:span text:style-name="T23">,1}.</text:span></text:p>
      <text:p text:style-name="P58"/>
      <text:p text:style-name="P58">Caja N.º1</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C" table:number-columns-repeated="2"/>
        <table:table-column table:style-name="Tabla3.B"/>
        <table:table-column table:style-name="Tabla3.C" table:number-columns-repeated="2"/>
        <table:table-row table:style-name="Tabla3.1">
          <table:table-cell table:style-name="Tabla3.A1" office:value-type="string">
            <text:p text:style-name="P8"/>
          </table:table-cell>
          <table:table-cell table:style-name="Tabla3.A1" office:value-type="string">
            <text:p text:style-name="P8"/>
          </table:table-cell>
          <table:table-cell table:style-name="Tabla3.A1" office:value-type="string">
            <text:p text:style-name="P8"/>
          </table:table-cell>
          <table:table-cell table:style-name="Tabla3.A1" office:value-type="string">
            <text:p text:style-name="P8"/>
          </table:table-cell>
          <table:table-cell table:style-name="Tabla3.A1" office:value-type="string">
            <text:p text:style-name="P8"/>
          </table:table-cell>
          <table:table-cell table:style-name="Tabla3.A1" office:value-type="string">
            <text:p text:style-name="P8"/>
          </table:table-cell>
          <table:table-cell table:style-name="Tabla3.A1" office:value-type="string">
            <text:p text:style-name="P8"/>
          </table:table-cell>
          <table:table-cell table:style-name="Tabla3.A1" office:value-type="string">
            <text:p text:style-name="P8"/>
          </table:table-cell>
          <table:table-cell table:style-name="Tabla3.I1" office:value-type="string">
            <text:p text:style-name="P8"/>
          </table:table-cell>
          <table:table-cell table:style-name="Tabla3.J1" office:value-type="string">
            <text:p text:style-name="P8"/>
          </table:table-cell>
        </table:table-row>
      </table:table>
      <text:p text:style-name="P58">Caja N.º2</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C" table:number-columns-repeated="2"/>
        <table:table-column table:style-name="Tabla4.B"/>
        <table:table-column table:style-name="Tabla4.C" table:number-columns-repeated="2"/>
        <table:table-row table:style-name="Tabla4.1">
          <table:table-cell table:style-name="Tabla4.A1" office:value-type="string">
            <text:p text:style-name="P8"/>
          </table:table-cell>
          <table:table-cell table:style-name="Tabla4.A1" office:value-type="string">
            <text:p text:style-name="P8"/>
          </table:table-cell>
          <table:table-cell table:style-name="Tabla4.A1" office:value-type="string">
            <text:p text:style-name="P8"/>
          </table:table-cell>
          <table:table-cell table:style-name="Tabla4.A1" office:value-type="string">
            <text:p text:style-name="P8"/>
          </table:table-cell>
          <table:table-cell table:style-name="Tabla4.A1" office:value-type="string">
            <text:p text:style-name="P8"/>
          </table:table-cell>
          <table:table-cell table:style-name="Tabla4.A1" office:value-type="string">
            <text:p text:style-name="P8"/>
          </table:table-cell>
          <table:table-cell table:style-name="Tabla4.A1" office:value-type="string">
            <text:p text:style-name="P8"/>
          </table:table-cell>
          <table:table-cell table:style-name="Tabla4.H1" office:value-type="string">
            <text:p text:style-name="P8"/>
          </table:table-cell>
          <table:table-cell table:style-name="Tabla4.H1" office:value-type="string">
            <text:p text:style-name="P8"/>
          </table:table-cell>
          <table:table-cell table:style-name="Tabla4.J1" office:value-type="string">
            <text:p text:style-name="P8"/>
          </table:table-cell>
        </table:table-row>
      </table:table>
      <text:p text:style-name="P11"/>
      <text:p text:style-name="No_20_Spacing"><text:span text:style-name="T23">El siguiente elemento que encontramos es el que tiene volumen 5. Como no cabe en la primera caja ni tampoco en la segunda, </text:span><text:span text:style-name="T25">añadimos</text:span><text:span text:style-name="T23"> otra e introducimos este objeto. </text:span><text:span text:style-name="T25">N</text:span><text:span text:style-name="T23">uestra lista de candidatos sería ahora P = {</text:span><text:span text:style-name="T40">4</text:span><text:span text:style-name="T23">,</text:span><text:span text:style-name="T44">3</text:span><text:span text:style-name="T23">,1}.</text:span></text:p>
      <text:p text:style-name="P58"/>
      <text:p text:style-name="P58"/>
      <text:p text:style-name="P58"/>
      <text:p text:style-name="P58"/>
      <text:p text:style-name="P58"/>
      <text:p text:style-name="P58"><text:soft-page-break/>Caja N.º1</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C" table:number-columns-repeated="2"/>
        <table:table-column table:style-name="Tabla5.B"/>
        <table:table-column table:style-name="Tabla5.C" table:number-columns-repeated="2"/>
        <table:table-row table:style-name="Tabla5.1">
          <table:table-cell table:style-name="Tabla5.A1" office:value-type="string">
            <text:p text:style-name="P8"/>
          </table:table-cell>
          <table:table-cell table:style-name="Tabla5.A1" office:value-type="string">
            <text:p text:style-name="P8"/>
          </table:table-cell>
          <table:table-cell table:style-name="Tabla5.A1" office:value-type="string">
            <text:p text:style-name="P8"/>
          </table:table-cell>
          <table:table-cell table:style-name="Tabla5.A1" office:value-type="string">
            <text:p text:style-name="P8"/>
          </table:table-cell>
          <table:table-cell table:style-name="Tabla5.A1" office:value-type="string">
            <text:p text:style-name="P8"/>
          </table:table-cell>
          <table:table-cell table:style-name="Tabla5.A1" office:value-type="string">
            <text:p text:style-name="P8"/>
          </table:table-cell>
          <table:table-cell table:style-name="Tabla5.A1" office:value-type="string">
            <text:p text:style-name="P8"/>
          </table:table-cell>
          <table:table-cell table:style-name="Tabla5.A1" office:value-type="string">
            <text:p text:style-name="P8"/>
          </table:table-cell>
          <table:table-cell table:style-name="Tabla5.I1" office:value-type="string">
            <text:p text:style-name="P8"/>
          </table:table-cell>
          <table:table-cell table:style-name="Tabla5.J1" office:value-type="string">
            <text:p text:style-name="P8"/>
          </table:table-cell>
        </table:table-row>
      </table:table>
      <text:p text:style-name="P58">Caja N.º2</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C" table:number-columns-repeated="2"/>
        <table:table-column table:style-name="Tabla6.B"/>
        <table:table-column table:style-name="Tabla6.C" table:number-columns-repeated="2"/>
        <table:table-row table:style-name="Tabla6.1">
          <table:table-cell table:style-name="Tabla6.A1" office:value-type="string">
            <text:p text:style-name="P8"/>
          </table:table-cell>
          <table:table-cell table:style-name="Tabla6.A1" office:value-type="string">
            <text:p text:style-name="P8"/>
          </table:table-cell>
          <table:table-cell table:style-name="Tabla6.A1" office:value-type="string">
            <text:p text:style-name="P8"/>
          </table:table-cell>
          <table:table-cell table:style-name="Tabla6.A1" office:value-type="string">
            <text:p text:style-name="P8"/>
          </table:table-cell>
          <table:table-cell table:style-name="Tabla6.A1" office:value-type="string">
            <text:p text:style-name="P8"/>
          </table:table-cell>
          <table:table-cell table:style-name="Tabla6.A1" office:value-type="string">
            <text:p text:style-name="P8"/>
          </table:table-cell>
          <table:table-cell table:style-name="Tabla6.A1" office:value-type="string">
            <text:p text:style-name="P8"/>
          </table:table-cell>
          <table:table-cell table:style-name="Tabla6.H1" office:value-type="string">
            <text:p text:style-name="P8"/>
          </table:table-cell>
          <table:table-cell table:style-name="Tabla6.H1" office:value-type="string">
            <text:p text:style-name="P8"/>
          </table:table-cell>
          <table:table-cell table:style-name="Tabla6.J1" office:value-type="string">
            <text:p text:style-name="P8"/>
          </table:table-cell>
        </table:table-row>
      </table:table>
      <text:p text:style-name="P58"/>
      <text:p text:style-name="P58">Caja N.º3</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C" table:number-columns-repeated="2"/>
        <table:table-column table:style-name="Tabla7.B"/>
        <table:table-column table:style-name="Tabla7.C" table:number-columns-repeated="2"/>
        <table:table-row table:style-name="Tabla7.1">
          <table:table-cell table:style-name="Tabla7.A1" office:value-type="string">
            <text:p text:style-name="P8"/>
          </table:table-cell>
          <table:table-cell table:style-name="Tabla7.A1" office:value-type="string">
            <text:p text:style-name="P8"/>
          </table:table-cell>
          <table:table-cell table:style-name="Tabla7.A1" office:value-type="string">
            <text:p text:style-name="P8"/>
          </table:table-cell>
          <table:table-cell table:style-name="Tabla7.A1" office:value-type="string">
            <text:p text:style-name="P8"/>
          </table:table-cell>
          <table:table-cell table:style-name="Tabla7.A1" office:value-type="string">
            <text:p text:style-name="P8"/>
          </table:table-cell>
          <table:table-cell table:style-name="Tabla7.F1" office:value-type="string">
            <text:p text:style-name="P8"/>
          </table:table-cell>
          <table:table-cell table:style-name="Tabla7.F1" office:value-type="string">
            <text:p text:style-name="P8"/>
          </table:table-cell>
          <table:table-cell table:style-name="Tabla7.F1" office:value-type="string">
            <text:p text:style-name="P8"/>
          </table:table-cell>
          <table:table-cell table:style-name="Tabla7.F1" office:value-type="string">
            <text:p text:style-name="P8"/>
          </table:table-cell>
          <table:table-cell table:style-name="Tabla7.J1" office:value-type="string">
            <text:p text:style-name="P8"/>
          </table:table-cell>
        </table:table-row>
      </table:table>
      <text:p text:style-name="P13"><text:span text:style-name="_5f_OOoComputerKeyWord"/></text:p>
      <text:p text:style-name="No_20_Spacing"><text:span text:style-name="T26">El siguiente elemento que encontramos es el que tiene volumen 4. No cabe en la primera caja, tampoco en la segunda, pero s</text:span><text:span text:style-name="T27">í </text:span><text:span text:style-name="T26">en la tercera. Introducimos entonces este elemento en la caja N.º 3. </text:span><text:span text:style-name="T27">N</text:span><text:span text:style-name="T26">uestra lista de candidatos sería ahora P = {</text:span><text:span text:style-name="T46">3</text:span><text:span text:style-name="T26">,1}.</text:span></text:p>
      <text:p text:style-name="P58"/>
      <text:p text:style-name="P58">Caja N.º1</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C" table:number-columns-repeated="2"/>
        <table:table-column table:style-name="Tabla8.B"/>
        <table:table-column table:style-name="Tabla8.C" table:number-columns-repeated="2"/>
        <table:table-row table:style-name="Tabla8.1">
          <table:table-cell table:style-name="Tabla8.A1" office:value-type="string">
            <text:p text:style-name="P8"/>
          </table:table-cell>
          <table:table-cell table:style-name="Tabla8.A1" office:value-type="string">
            <text:p text:style-name="P8"/>
          </table:table-cell>
          <table:table-cell table:style-name="Tabla8.A1" office:value-type="string">
            <text:p text:style-name="P8"/>
          </table:table-cell>
          <table:table-cell table:style-name="Tabla8.A1" office:value-type="string">
            <text:p text:style-name="P8"/>
          </table:table-cell>
          <table:table-cell table:style-name="Tabla8.A1" office:value-type="string">
            <text:p text:style-name="P8"/>
          </table:table-cell>
          <table:table-cell table:style-name="Tabla8.A1" office:value-type="string">
            <text:p text:style-name="P8"/>
          </table:table-cell>
          <table:table-cell table:style-name="Tabla8.A1" office:value-type="string">
            <text:p text:style-name="P8"/>
          </table:table-cell>
          <table:table-cell table:style-name="Tabla8.A1" office:value-type="string">
            <text:p text:style-name="P8"/>
          </table:table-cell>
          <table:table-cell table:style-name="Tabla8.I1" office:value-type="string">
            <text:p text:style-name="P8"/>
          </table:table-cell>
          <table:table-cell table:style-name="Tabla8.J1" office:value-type="string">
            <text:p text:style-name="P8"/>
          </table:table-cell>
        </table:table-row>
      </table:table>
      <text:p text:style-name="P58">Caja N.º2</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C" table:number-columns-repeated="2"/>
        <table:table-column table:style-name="Tabla9.B"/>
        <table:table-column table:style-name="Tabla9.C" table:number-columns-repeated="2"/>
        <table:table-row table:style-name="Tabla9.1">
          <table:table-cell table:style-name="Tabla9.A1" office:value-type="string">
            <text:p text:style-name="P8"/>
          </table:table-cell>
          <table:table-cell table:style-name="Tabla9.A1" office:value-type="string">
            <text:p text:style-name="P8"/>
          </table:table-cell>
          <table:table-cell table:style-name="Tabla9.A1" office:value-type="string">
            <text:p text:style-name="P8"/>
          </table:table-cell>
          <table:table-cell table:style-name="Tabla9.A1" office:value-type="string">
            <text:p text:style-name="P8"/>
          </table:table-cell>
          <table:table-cell table:style-name="Tabla9.A1" office:value-type="string">
            <text:p text:style-name="P8"/>
          </table:table-cell>
          <table:table-cell table:style-name="Tabla9.A1" office:value-type="string">
            <text:p text:style-name="P8"/>
          </table:table-cell>
          <table:table-cell table:style-name="Tabla9.A1" office:value-type="string">
            <text:p text:style-name="P8"/>
          </table:table-cell>
          <table:table-cell table:style-name="Tabla9.H1" office:value-type="string">
            <text:p text:style-name="P8"/>
          </table:table-cell>
          <table:table-cell table:style-name="Tabla9.H1" office:value-type="string">
            <text:p text:style-name="P8"/>
          </table:table-cell>
          <table:table-cell table:style-name="Tabla9.J1" office:value-type="string">
            <text:p text:style-name="P8"/>
          </table:table-cell>
        </table:table-row>
      </table:table>
      <text:p text:style-name="P58">Caja N.º3</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C" table:number-columns-repeated="2"/>
        <table:table-column table:style-name="Tabla10.B"/>
        <table:table-column table:style-name="Tabla10.C" table:number-columns-repeated="2"/>
        <table:table-row table:style-name="Tabla10.1">
          <table:table-cell table:style-name="Tabla10.A1" office:value-type="string">
            <text:p text:style-name="P8"/>
          </table:table-cell>
          <table:table-cell table:style-name="Tabla10.A1" office:value-type="string">
            <text:p text:style-name="P8"/>
          </table:table-cell>
          <table:table-cell table:style-name="Tabla10.A1" office:value-type="string">
            <text:p text:style-name="P8"/>
          </table:table-cell>
          <table:table-cell table:style-name="Tabla10.A1" office:value-type="string">
            <text:p text:style-name="P8"/>
          </table:table-cell>
          <table:table-cell table:style-name="Tabla10.A1" office:value-type="string">
            <text:p text:style-name="P8"/>
          </table:table-cell>
          <table:table-cell table:style-name="Tabla10.F1" office:value-type="string">
            <text:p text:style-name="P8"/>
          </table:table-cell>
          <table:table-cell table:style-name="Tabla10.F1" office:value-type="string">
            <text:p text:style-name="P8"/>
          </table:table-cell>
          <table:table-cell table:style-name="Tabla10.F1" office:value-type="string">
            <text:p text:style-name="P8"/>
          </table:table-cell>
          <table:table-cell table:style-name="Tabla10.F1" office:value-type="string">
            <text:p text:style-name="P8"/>
          </table:table-cell>
          <table:table-cell table:style-name="Tabla10.J1" office:value-type="string">
            <text:p text:style-name="P8"/>
          </table:table-cell>
        </table:table-row>
      </table:table>
      <text:p text:style-name="P16"><text:span text:style-name="_5f_OOoComputerKeyWord"/></text:p>
      <text:p text:style-name="P16"><text:span text:style-name="_5f_OOoComputerKeyWord"/></text:p>
      <text:p text:style-name="No_20_Spacing"><text:span text:style-name="_5f_OOoComputerKeyWord"><text:span text:style-name="T32">El siguiente elemento que encontramos es el que tiene volumen 3. No cabe en la primera caja que tenemos parcialmente llena pero si en la segunda. Introducimos entonces este elemento en la caja N.º2. </text:span></text:span><text:span text:style-name="_5f_OOoComputerKeyWord"><text:span text:style-name="T33">N</text:span></text:span><text:span text:style-name="_5f_OOoComputerKeyWord"><text:span text:style-name="T32">uestra lista de candidatos sería ahora P = {1}.</text:span></text:span></text:p>
      <text:p text:style-name="P58">Caja N.º1</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C" table:number-columns-repeated="2"/>
        <table:table-column table:style-name="Tabla11.B"/>
        <table:table-column table:style-name="Tabla11.C" table:number-columns-repeated="2"/>
        <table:table-row table:style-name="Tabla11.1">
          <table:table-cell table:style-name="Tabla11.A1" office:value-type="string">
            <text:p text:style-name="P8"/>
          </table:table-cell>
          <table:table-cell table:style-name="Tabla11.A1" office:value-type="string">
            <text:p text:style-name="P8"/>
          </table:table-cell>
          <table:table-cell table:style-name="Tabla11.A1" office:value-type="string">
            <text:p text:style-name="P8"/>
          </table:table-cell>
          <table:table-cell table:style-name="Tabla11.A1" office:value-type="string">
            <text:p text:style-name="P8"/>
          </table:table-cell>
          <table:table-cell table:style-name="Tabla11.A1" office:value-type="string">
            <text:p text:style-name="P8"/>
          </table:table-cell>
          <table:table-cell table:style-name="Tabla11.A1" office:value-type="string">
            <text:p text:style-name="P8"/>
          </table:table-cell>
          <table:table-cell table:style-name="Tabla11.A1" office:value-type="string">
            <text:p text:style-name="P8"/>
          </table:table-cell>
          <table:table-cell table:style-name="Tabla11.A1" office:value-type="string">
            <text:p text:style-name="P8"/>
          </table:table-cell>
          <table:table-cell table:style-name="Tabla11.I1" office:value-type="string">
            <text:p text:style-name="P8"/>
          </table:table-cell>
          <table:table-cell table:style-name="Tabla11.J1" office:value-type="string">
            <text:p text:style-name="P8"/>
          </table:table-cell>
        </table:table-row>
      </table:table>
      <text:p text:style-name="P58">Caja N.º2</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C" table:number-columns-repeated="2"/>
        <table:table-column table:style-name="Tabla12.B"/>
        <table:table-column table:style-name="Tabla12.C" table:number-columns-repeated="2"/>
        <table:table-row table:style-name="Tabla12.1">
          <table:table-cell table:style-name="Tabla12.A1" office:value-type="string">
            <text:p text:style-name="P8"/>
          </table:table-cell>
          <table:table-cell table:style-name="Tabla12.A1" office:value-type="string">
            <text:p text:style-name="P8"/>
          </table:table-cell>
          <table:table-cell table:style-name="Tabla12.A1" office:value-type="string">
            <text:p text:style-name="P8"/>
          </table:table-cell>
          <table:table-cell table:style-name="Tabla12.A1" office:value-type="string">
            <text:p text:style-name="P8"/>
          </table:table-cell>
          <table:table-cell table:style-name="Tabla12.A1" office:value-type="string">
            <text:p text:style-name="P8"/>
          </table:table-cell>
          <table:table-cell table:style-name="Tabla12.A1" office:value-type="string">
            <text:p text:style-name="P8"/>
          </table:table-cell>
          <table:table-cell table:style-name="Tabla12.A1" office:value-type="string">
            <text:p text:style-name="P8"/>
          </table:table-cell>
          <table:table-cell table:style-name="Tabla12.H1" office:value-type="string">
            <text:p text:style-name="P8"/>
          </table:table-cell>
          <table:table-cell table:style-name="Tabla12.H1" office:value-type="string">
            <text:p text:style-name="P8"/>
          </table:table-cell>
          <table:table-cell table:style-name="Tabla12.J1" office:value-type="string">
            <text:p text:style-name="P8"/>
          </table:table-cell>
        </table:table-row>
      </table:table>
      <text:p text:style-name="P58">Caja N.º3</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C" table:number-columns-repeated="2"/>
        <table:table-column table:style-name="Tabla13.B"/>
        <table:table-column table:style-name="Tabla13.C" table:number-columns-repeated="2"/>
        <table:table-row table:style-name="Tabla13.1">
          <table:table-cell table:style-name="Tabla13.A1" office:value-type="string">
            <text:p text:style-name="P8"/>
          </table:table-cell>
          <table:table-cell table:style-name="Tabla13.A1" office:value-type="string">
            <text:p text:style-name="P8"/>
          </table:table-cell>
          <table:table-cell table:style-name="Tabla13.A1" office:value-type="string">
            <text:p text:style-name="P8"/>
          </table:table-cell>
          <table:table-cell table:style-name="Tabla13.A1" office:value-type="string">
            <text:p text:style-name="P8"/>
          </table:table-cell>
          <table:table-cell table:style-name="Tabla13.A1" office:value-type="string">
            <text:p text:style-name="P8"/>
          </table:table-cell>
          <table:table-cell table:style-name="Tabla13.F1" office:value-type="string">
            <text:p text:style-name="P8"/>
          </table:table-cell>
          <table:table-cell table:style-name="Tabla13.F1" office:value-type="string">
            <text:p text:style-name="P8"/>
          </table:table-cell>
          <table:table-cell table:style-name="Tabla13.F1" office:value-type="string">
            <text:p text:style-name="P8"/>
          </table:table-cell>
          <table:table-cell table:style-name="Tabla13.F1" office:value-type="string">
            <text:p text:style-name="P8"/>
          </table:table-cell>
          <table:table-cell table:style-name="Tabla13.J1" office:value-type="string">
            <text:p text:style-name="P8"/>
          </table:table-cell>
        </table:table-row>
      </table:table>
      <text:p text:style-name="P11"><text:span text:style-name="_5f_OOoComputerKeyWord"/></text:p>
      <text:p text:style-name="P59">El último elemento que nos queda por empaquetar es el que tiene volumen 1. Como <text:span text:style-name="T69">cabe</text:span> en la caja N.º1, lo introducimos en ella. <text:span text:style-name="T69">N</text:span>uestra lista de candidatos sería ahora P = {}.</text:p>
      <text:p text:style-name="P58">Caja N.º1</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C" table:number-columns-repeated="2"/>
        <table:table-column table:style-name="Tabla14.B"/>
        <table:table-column table:style-name="Tabla14.C" table:number-columns-repeated="2"/>
        <table:table-row table:style-name="Tabla14.1">
          <table:table-cell table:style-name="Tabla14.A1" office:value-type="string">
            <text:p text:style-name="P8"/>
          </table:table-cell>
          <table:table-cell table:style-name="Tabla14.A1" office:value-type="string">
            <text:p text:style-name="P8"/>
          </table:table-cell>
          <table:table-cell table:style-name="Tabla14.A1" office:value-type="string">
            <text:p text:style-name="P8"/>
          </table:table-cell>
          <table:table-cell table:style-name="Tabla14.A1" office:value-type="string">
            <text:p text:style-name="P8"/>
          </table:table-cell>
          <table:table-cell table:style-name="Tabla14.A1" office:value-type="string">
            <text:p text:style-name="P8"/>
          </table:table-cell>
          <table:table-cell table:style-name="Tabla14.A1" office:value-type="string">
            <text:p text:style-name="P8"/>
          </table:table-cell>
          <table:table-cell table:style-name="Tabla14.A1" office:value-type="string">
            <text:p text:style-name="P8"/>
          </table:table-cell>
          <table:table-cell table:style-name="Tabla14.A1" office:value-type="string">
            <text:p text:style-name="P8"/>
          </table:table-cell>
          <table:table-cell table:style-name="Tabla14.I1" office:value-type="string">
            <text:p text:style-name="P8"/>
          </table:table-cell>
          <table:table-cell table:style-name="Tabla14.J1" office:value-type="string">
            <text:p text:style-name="P8"/>
          </table:table-cell>
        </table:table-row>
      </table:table>
      <text:p text:style-name="P58">Caja N.º2</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C" table:number-columns-repeated="2"/>
        <table:table-column table:style-name="Tabla15.B"/>
        <table:table-column table:style-name="Tabla15.C" table:number-columns-repeated="2"/>
        <table:table-row table:style-name="Tabla15.1">
          <table:table-cell table:style-name="Tabla15.A1" office:value-type="string">
            <text:p text:style-name="P8"/>
          </table:table-cell>
          <table:table-cell table:style-name="Tabla15.A1" office:value-type="string">
            <text:p text:style-name="P8"/>
          </table:table-cell>
          <table:table-cell table:style-name="Tabla15.A1" office:value-type="string">
            <text:p text:style-name="P8"/>
          </table:table-cell>
          <table:table-cell table:style-name="Tabla15.A1" office:value-type="string">
            <text:p text:style-name="P8"/>
          </table:table-cell>
          <table:table-cell table:style-name="Tabla15.A1" office:value-type="string">
            <text:p text:style-name="P8"/>
          </table:table-cell>
          <table:table-cell table:style-name="Tabla15.A1" office:value-type="string">
            <text:p text:style-name="P8"/>
          </table:table-cell>
          <table:table-cell table:style-name="Tabla15.A1" office:value-type="string">
            <text:p text:style-name="P8"/>
          </table:table-cell>
          <table:table-cell table:style-name="Tabla15.H1" office:value-type="string">
            <text:p text:style-name="P8"/>
          </table:table-cell>
          <table:table-cell table:style-name="Tabla15.H1" office:value-type="string">
            <text:p text:style-name="P8"/>
          </table:table-cell>
          <table:table-cell table:style-name="Tabla15.J1" office:value-type="string">
            <text:p text:style-name="P8"/>
          </table:table-cell>
        </table:table-row>
      </table:table>
      <text:p text:style-name="P58">Caja N.º3</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C" table:number-columns-repeated="2"/>
        <table:table-column table:style-name="Tabla16.B"/>
        <table:table-column table:style-name="Tabla16.C" table:number-columns-repeated="2"/>
        <table:table-row table:style-name="Tabla16.1">
          <table:table-cell table:style-name="Tabla16.A1" office:value-type="string">
            <text:p text:style-name="P8"/>
          </table:table-cell>
          <table:table-cell table:style-name="Tabla16.A1" office:value-type="string">
            <text:p text:style-name="P8"/>
          </table:table-cell>
          <table:table-cell table:style-name="Tabla16.A1" office:value-type="string">
            <text:p text:style-name="P8"/>
          </table:table-cell>
          <table:table-cell table:style-name="Tabla16.A1" office:value-type="string">
            <text:p text:style-name="P8"/>
          </table:table-cell>
          <table:table-cell table:style-name="Tabla16.A1" office:value-type="string">
            <text:p text:style-name="P8"/>
          </table:table-cell>
          <table:table-cell table:style-name="Tabla16.F1" office:value-type="string">
            <text:p text:style-name="P8"/>
          </table:table-cell>
          <table:table-cell table:style-name="Tabla16.F1" office:value-type="string">
            <text:p text:style-name="P8"/>
          </table:table-cell>
          <table:table-cell table:style-name="Tabla16.F1" office:value-type="string">
            <text:p text:style-name="P8"/>
          </table:table-cell>
          <table:table-cell table:style-name="Tabla16.F1" office:value-type="string">
            <text:p text:style-name="P8"/>
          </table:table-cell>
          <table:table-cell table:style-name="Tabla16.J1" office:value-type="string">
            <text:p text:style-name="P8"/>
          </table:table-cell>
        </table:table-row>
      </table:table>
      <text:p text:style-name="P12"><text:span text:style-name="_5f_OOoComputerKeyWord"/></text:p>
      <text:p text:style-name="No_20_Spacing"><text:soft-page-break/><text:span text:style-name="_5f_OOoComputerKeyWord"><text:span text:style-name="T34">Como nuestra lista de candidatos se ha quedado vacía significa que el algoritmo ha terminado y </text:span></text:span><text:span text:style-name="_5f_OOoComputerKeyWord"><text:span text:style-name="T35">tenemos</text:span></text:span><text:span text:style-name="_5f_OOoComputerKeyWord"><text:span text:style-name="T34"> un vector (al que denotaremos por V) de vectores (que denotaremos por V</text:span></text:span><text:span text:style-name="_5f_OOoComputerKeyWord"><text:span text:style-name="T29">i</text:span></text:span><text:span text:style-name="_5f_OOoComputerKeyWord"><text:span text:style-name="T34"> ) de pares </text:span></text:span><text:span text:style-name="_5f_OOoComputerKeyWord"><text:span text:style-name="T36">con 3 entradas (3 cajas)</text:span></text:span><text:span text:style-name="_5f_OOoComputerKeyWord"><text:span text:style-name="T34">. En V</text:span></text:span><text:span text:style-name="_5f_OOoComputerKeyWord"><text:span text:style-name="T29">1 </text:span></text:span><text:span text:style-name="_5f_OOoComputerKeyWord"><text:span text:style-name="T31">estarán los pares &lt;8,0&gt; y &lt;1,5&gt;. En V</text:span></text:span><text:span text:style-name="_5f_OOoComputerKeyWord"><text:span text:style-name="T29">2 </text:span></text:span><text:span text:style-name="_5f_OOoComputerKeyWord"><text:span text:style-name="T31">estarán los pares &lt;7,3&gt; y &lt;3,4&gt;. Por último, en V</text:span></text:span><text:span text:style-name="_5f_OOoComputerKeyWord"><text:span text:style-name="T29">3 </text:span></text:span><text:span text:style-name="_5f_OOoComputerKeyWord"><text:span text:style-name="T31">estarán los pares &lt;5,1&gt; y &lt;4,2&gt;</text:span></text:span><text:span text:style-name="_5f_OOoComputerKeyWord"><text:span text:style-name="T30">.</text:span></text:span></text:p>
      <text:p text:style-name="P15"><text:span text:style-name="_5f_OOoComputerKeyWord"/></text:p>
      <text:p text:style-name="P15"><text:span text:style-name="_5f_OOoComputerKeyWord"/></text:p>
      <text:p text:style-name="P15"><text:span text:style-name="_5f_OOoComputerKeyWord"/></text:p>
      <text:p text:style-name="P15"><text:span text:style-name="_5f_OOoComputerKeyWord"/></text:p>
      <text:p text:style-name="P15"><text:span text:style-name="_5f_OOoComputerKeyWord"/></text:p>
      <text:p text:style-name="P15"><text:span text:style-name="_5f_OOoComputerKeyWord"/></text:p>
      <text:p text:style-name="P15"><text:span text:style-name="_5f_OOoComputerKeyWord"/></text:p>
      <text:p text:style-name="P15"><text:span text:style-name="_5f_OOoComputerKeyWord"/></text:p>
      <text:p text:style-name="P15"><text:span text:style-name="_5f_OOoComputerKeyWord"/></text:p>
      <text:p text:style-name="P15"><text:span text:style-name="_5f_OOoComputerKeyWord"/></text:p>
      <text:p text:style-name="P15"><text:span text:style-name="_5f_OOoComputerKeyWord"/></text:p>
      <text:p text:style-name="P15"><text:span text:style-name="_5f_OOoComputerKeyWord"/></text:p>
      <text:p text:style-name="P12"><text:span text:style-name="_5f_OOoComputerKeyWor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5" text:outline-level="1"><text:soft-page-break/>Ejemplo real <text:span text:style-name="T70">donde</text:span> aplicar el algoritmo.</text:h>
      <text:p text:style-name="No_20_Spacing"/>
      <text:p text:style-name="P61">Una situación en la que este algoritmo se podría aplicar sería, <text:span text:style-name="T70">por ejemplo,</text:span> en <text:span text:style-name="T70">una</text:span> empresa <text:span text:style-name="T70">que necesite transportar paquetes, como puede ser la empresa </text:span>cervecera Alhambra. </text:p>
      <text:p text:style-name="P61"><text:span text:style-name="T70">En esta empresa, a</text:span> la hora de <text:s/>realizar el transporte de las cajas de cerveza que van saliendo de la fábrica hacia el almacén <text:span text:style-name="T70">correspondiente,</text:span> <text:span text:style-name="T70">se necesita</text:span> optimizar estos trayectos, <text:span text:style-name="T70">ya que</text:span> <text:span text:style-name="T70">cuantos más desplazamientos se hagan mayor será el coste de estos y se necesitará más tiempo.</text:span> </text:p>
      <text:p text:style-name="P60"/>
      <text:p text:style-name="P60">Suponiendo que todos los camiones tienen la misma capacidad y que todas las cervezas se empaquetan en cajas de un volumen determinado dependiendo de su tipo, <text:span text:style-name="T70">a</text:span>plicar este algoritmo supondría encontrar la manera de guardar las cajas de cerveza en los camiones de manera que se necesiten el menor n<text:span text:style-name="T70">ú</text:span>mero de camiones posible y, de esta forma, la empresa ahorre en el gasto de gasolina que supone el transporte.</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h text:style-name="P53" text:outline-level="1"><text:soft-page-break/><text:span text:style-name="T8">E</text:span><text:span text:style-name="T5">ficiencia teórica del algoritmo.</text:span></text:h>
      <text:p text:style-name="P38"/>
      <text:p text:style-name="P35"><text:span text:style-name="T68">En este apartado, se analiza la eficiencia del algoritmo implementado, cuyo código es el siguiente:</text:span></text:p>
      <text:p text:style-name="P35"><text:span text:style-name="T68"/></text:p>
      <text:p text:style-name="P41"><text:span text:style-name="T19">Solucion AlgorimoGreedyBinPacking(Problema p){</text:span></text:p>
      <text:p text:style-name="P41"><text:span text:style-name="T19"><text:s text:c="2"/>Solucion S;</text:span></text:p>
      <text:p text:style-name="P41"><text:span text:style-name="T19"><text:s text:c="2"/>vector&lt;pair&lt;int,double&gt; &gt; candidatos(p.getNumObjetos());</text:span></text:p>
      <text:p text:style-name="P41"><text:span text:style-name="T19"><text:s text:c="2"/>for (int i = 0; i &lt; p.getNumObjetos(); i++) { //O(n)</text:span></text:p>
      <text:p text:style-name="P41"><text:span text:style-name="T19"><text:s text:c="4"/>candidatos[i].first = i;</text:span></text:p>
      <text:p text:style-name="P41"><text:span text:style-name="T19"><text:s text:c="4"/>candidatos[i].second = p.getVolumen(i);</text:span></text:p>
      <text:p text:style-name="P41"><text:span text:style-name="T19"><text:s text:c="2"/>}</text:span></text:p>
      <text:p text:style-name="P41"><text:span text:style-name="T19"><text:s text:c="2"/>S.addCaja(); <text:s text:c="33"/>//O(1)</text:span></text:p>
      <text:p text:style-name="P41"><text:span text:style-name="T19"><text:s text:c="2"/>while (!candidatos.empty()) { <text:s text:c="16"/>//O(n)</text:span></text:p>
      <text:p text:style-name="P41"><text:span text:style-name="T19"><text:s text:c="4"/>vector&lt;pair&lt;int, double&gt; &gt;::iterator it, sol;</text:span></text:p>
      <text:p text:style-name="P41"><text:span text:style-name="T19"><text:s text:c="4"/>pair&lt;int, double&gt; max(-1,0);</text:span></text:p>
      <text:p text:style-name="P18"/>
      <text:p text:style-name="P41"><text:span text:style-name="T19"><text:s text:c="4"/>for (it = candidatos.begin(); it != candidatos.end(); it++) { //O(n)</text:span></text:p>
      <text:p text:style-name="P41"><text:span text:style-name="T19"><text:s text:c="6"/>if (max.second &lt; it-&gt;second) {</text:span></text:p>
      <text:p text:style-name="P41"><text:span text:style-name="T19"><text:s text:c="8"/>max = *it;</text:span></text:p>
      <text:p text:style-name="P41"><text:span text:style-name="T19"><text:s text:c="8"/>sol = it;</text:span></text:p>
      <text:p text:style-name="P41"><text:span text:style-name="T19"><text:s text:c="6"/>}</text:span></text:p>
      <text:p text:style-name="P41"><text:span text:style-name="T19"><text:s text:c="4"/>}</text:span></text:p>
      <text:p text:style-name="P41"><text:span text:style-name="T19"><text:s text:c="4"/>candidatos.erase(sol);</text:span></text:p>
      <text:p text:style-name="P41"><text:span text:style-name="T19"><text:s text:c="4"/>bool add = false;</text:span></text:p>
      <text:p text:style-name="P41"><text:span text:style-name="T19"><text:s text:c="4"/>for (int i = 0; i &lt; S.getNumCajas() &amp;&amp; !add; i++) {</text:span></text:p>
      <text:p text:style-name="P41"><text:span text:style-name="T19"><text:s text:c="6"/>if (S.getVolumen(i) + max.second &lt;= p.getVolumen()){</text:span></text:p>
      <text:p text:style-name="P41"><text:span text:style-name="T19"><text:s text:c="8"/>S.addObjeto(i,max);</text:span></text:p>
      <text:p text:style-name="P41"><text:span text:style-name="T19"><text:s text:c="8"/>add = true;</text:span></text:p>
      <text:p text:style-name="P41"><text:span text:style-name="T19"><text:s text:c="6"/>}</text:span></text:p>
      <text:p text:style-name="P41"><text:span text:style-name="T19"><text:s text:c="4"/>}</text:span></text:p>
      <text:p text:style-name="P41"><text:span text:style-name="T19"><text:s text:c="4"/>if(!add){</text:span></text:p>
      <text:p text:style-name="P41"><text:span text:style-name="T19"><text:s text:c="6"/>S.addCaja();</text:span></text:p>
      <text:p text:style-name="P41"><text:span text:style-name="T19"><text:s text:c="6"/>S.addObjeto(S.getNumCajas()-1, max);</text:span></text:p>
      <text:p text:style-name="P41"><text:span text:style-name="T19"><text:s text:c="4"/>}</text:span></text:p>
      <text:p text:style-name="P41"><text:span text:style-name="T19"><text:s text:c="2"/>}</text:span></text:p>
      <text:p text:style-name="P41"><text:span text:style-name="T19"><text:s text:c="2"/>return S;</text:span></text:p>
      <text:p text:style-name="P41"><text:span text:style-name="T19">}</text:span></text:p>
      <text:p text:style-name="P35"><text:span text:style-name="T3">Como vemos, el número de elementos que tenemos que evaluar es el tamaño del conjunto de candidatos, es decir, </text:span><text:span text:style-name="T16">p.getNumObjetos().</text:span></text:p>
      <text:p text:style-name="P35"><text:span text:style-name="T74">No</text:span><text:span text:style-name="T20">s fijamos en que el algoritmo tiene tres bucles “</text:span><text:span text:style-name="T21">principales</text:span><text:span text:style-name="T20">”. El primero es un </text:span><text:span text:style-name="T16">for</text:span><text:span text:style-name="T20"> que inicializa el vector de pares con el índice y volumen de cada elemento. El segundo es un bucle </text:span><text:span text:style-name="T16">while</text:span><text:span text:style-name="T20"> que se recorre todos los elementos ya que en cada iteración borra un elemento de la lista. Dentro de este bucle tenemos otro bucle </text:span><text:span text:style-name="T16">for</text:span><text:span text:style-name="T20"> que se recorre todos los posibles candidatos buscando el de mayor volumen. Finalmente tenemos otro bucle </text:span><text:span text:style-name="T16">for</text:span><text:span text:style-name="T20"> que se recorre el vector de cajas para buscar en cual de ellas encaja el candidato de mayor volumen que ha encontrado previamente el anterior bucle.</text:span></text:p>
      <text:p text:style-name="P35"><text:span text:style-name="T21">Por tanto,</text:span><text:span text:style-name="T20"> tenemos que el primer bucle recorre todos los elementos del conjunto de candidatos y su eficiencia es:</text:span></text:p>
      <text:p text:style-name="P35"><text:span text:style-name="T20"><text:tab/><text:tab/><text:tab/><text:tab/><text:tab/><text:tab/><text:tab/><text:tab/></text:span><text:span text:style-name="T20"><draw:frame draw:style-name="fr2" text:anchor-type="as-char" svg:y="-0.432cm" svg:width="2.792cm" svg:height="0.58cm" draw:z-index="8"><draw:object xlink:href="./Object 4" xlink:type="simple" xlink:show="embed" xlink:actuate="onLoad"/><draw:image xlink:href="./ObjectReplacements/Object 4" xlink:type="simple" xlink:show="embed" xlink:actuate="onLoad"/><svg:desc>fórmula</svg:desc></draw:frame></text:span></text:p>
      <text:p text:style-name="P35"><text:soft-page-break/><text:span text:style-name="T3">En el segundo bucle tanto el </text:span><text:span text:style-name="T18">while</text:span><text:span text:style-name="T3"> como el </text:span><text:span text:style-name="T18">for</text:span><text:span text:style-name="T3"> que tiene dentro se recorren todos los elementos del conjunto de candidatos así que su eficiencia es:</text:span></text:p>
      <text:p text:style-name="P35"><text:span text:style-name="T3"><text:tab/><text:tab/><text:tab/><text:tab/><text:tab/></text:span><text:span text:style-name="T3"><draw:frame draw:style-name="fr3" draw:name="Objeto3" text:anchor-type="as-char" svg:width="6.133cm" svg:height="0.661cm" draw:z-index="9"><draw:object xlink:href="./Object 5" xlink:type="simple" xlink:show="embed" xlink:actuate="onLoad"/><draw:image xlink:href="./ObjectReplacements/Object 5" xlink:type="simple" xlink:show="embed" xlink:actuate="onLoad"/><svg:desc>fórmula</svg:desc></draw:frame></text:span><text:span text:style-name="T3"> </text:span></text:p>
      <text:p text:style-name="P35"><text:span text:style-name="T3">El tercer bucle se recorre el vector de cajas. Tomando que el número de elementos de este vector es n</text:span><text:span text:style-name="T10">c </text:span><text:span text:style-name="T12">que es menor o igual que el número de candidatos tenemos que su eficiencia es:</text:span></text:p>
      <text:p text:style-name="P35"><text:span text:style-name="T12"><text:tab/><text:tab/><text:tab/><text:tab/><text:tab/><text:tab/><text:tab/><text:tab/></text:span><text:span text:style-name="T12"><draw:frame draw:style-name="fr3" draw:name="Objeto4" text:anchor-type="as-char" svg:width="2.925cm" svg:height="0.616cm" draw:z-index="10"><draw:object xlink:href="./Object 6" xlink:type="simple" xlink:show="embed" xlink:actuate="onLoad"/><draw:image xlink:href="./ObjectReplacements/Object 6" xlink:type="simple" xlink:show="embed" xlink:actuate="onLoad"/><svg:desc>fórmula</svg:desc></draw:frame></text:span></text:p>
      <text:p text:style-name="P45"><text:span text:style-name="T28">Luego tenemos que la eficiencia total del algoritmo será:</text:span></text:p>
      <text:p text:style-name="P45"><text:span text:style-name="T28"><text:tab/><text:tab/><text:tab/><text:tab/><text:tab/></text:span><text:span text:style-name="T28"><draw:frame draw:style-name="fr3" draw:name="Objeto5" text:anchor-type="as-char" svg:width="7.306cm" svg:height="0.587cm" draw:z-index="11"><draw:object xlink:href="./Object 7" xlink:type="simple" xlink:show="embed" xlink:actuate="onLoad"/><draw:image xlink:href="./ObjectReplacements/Object 7" xlink:type="simple" xlink:show="embed" xlink:actuate="onLoad"/><svg:desc>fórmula</svg:desc></draw:frame></text:span></text:p>
      <text:p text:style-name="P3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5" text:outline-level="1"><text:soft-page-break/>Compilación y ejecución del algoritmo.</text:h>
      <text:p text:style-name="P4"/>
      <text:p text:style-name="P3"><text:span text:style-name="T3">Para compilar el programa que incluye el algoritmo hemos creado un Makefile que compila </text:span><text:span text:style-name="T4">el fichero</text:span><text:span text:style-name="T3"> </text:span><text:span text:style-name="T77">main</text:span><text:span text:style-name="T18">.cpp:</text:span></text:p>
      <text:p text:style-name="P7">SRC = src</text:p>
      <text:p text:style-name="P7">INC = include</text:p>
      <text:p text:style-name="P7">OBJ = obj</text:p>
      <text:p text:style-name="P7">BIN = bin</text:p>
      <text:p text:style-name="P7">CXX = g++</text:p>
      <text:p text:style-name="P7">CPPFLAGS = -O2 -Wall -g -I./$(INC) -std=c++11</text:p>
      <text:p text:style-name="P7"/>
      <text:p text:style-name="P7">all: $(BIN)/binPacking</text:p>
      <text:p text:style-name="P7"/>
      <text:p text:style-name="P7">$(BIN)/binPacking : $(SRC)/main.cpp $(INC)/Problema.h $(SRC)/Problema.cpp $(INC)/Solucion.h $(SRC)/Solucion.cpp $(INC)/Algoritmos.h $(SRC)/Algoritmos.cpp</text:p>
      <text:p text:style-name="P7"><text:tab/>$(CXX) $(CPPFLAGS) -o $(BIN)/binPacking $(SRC)/main.cpp</text:p>
      <text:p text:style-name="P7"># ************ Limpieza ************</text:p>
      <text:p text:style-name="P7">clean :</text:p>
      <text:p text:style-name="P7"><text:tab/>-rm $(OBJ)/* $(SRC)/*~ $(INC)/*~ ./*~</text:p>
      <text:p text:style-name="P7"/>
      <text:p text:style-name="P7">mrproper : clean</text:p>
      <text:p text:style-name="P7"><text:tab/>-rm $(BIN)/* </text:p>
      <text:p text:style-name="P7"/>
      <text:p text:style-name="P6"><text:span text:style-name="T20">La ejecución se realiza sin <text:s/>parámetros ya que por simplicidad solo lee datos de un archivo por defecto llamado </text:span><text:span text:style-name="T16">Problema.dat </text:span><text:span text:style-name="T20">que tiene el siguiente formato:</text:span></text:p>
      <text:p text:style-name="P7">10 <text:s text:c="2"/><text:tab/>//Volumen máximo de cada caja</text:p>
      <text:p text:style-name="P7">7<text:tab/><text:tab/>//Número de elementos que se van a introducir</text:p>
      <text:p text:style-name="P7">1<text:tab/><text:tab/>//A partir de este número representan el volumen de cada objeto</text:p>
      <text:p text:style-name="P7">2</text:p>
      <text:p text:style-name="P7">8</text:p>
      <text:p text:style-name="P7">3</text:p>
      <text:p text:style-name="P7">6</text:p>
      <text:p text:style-name="P7">5</text:p>
      <text:p text:style-name="P44">2</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alibri2" svg:font-family="Calibri" style:font-family-generic="swiss"/>
    <style:font-face style:name="calibri" svg:font-family="calibri" style:font-family-generic="swiss"/>
    <style:font-face style:name="Courier 10 Pitch" svg:font-family="'Courier 10 Pitch'" style:font-pitch="fixed"/>
    <style:font-face style:name="Ubuntu Mono" svg:font-family="'Ubuntu Mono'" style:font-pitch="fixed"/>
    <style:font-face style:name="Courier New1" svg:font-family="'Courier New'"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4"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4"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0pt" fo:language="es" fo:country="ES" style:letter-kerning="true" style:font-name-asian="Calibri4"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1pt" fo:language="es" fo:country="ES" style:font-name-asian="Calibri4"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1pt" fo:language="es" fo:country="ES" style:font-name-asian="Calibri4" style:font-family-asian="Calibri" style:font-family-generic-asian="system" style:font-pitch-asian="variable" style:font-size-asian="11pt" style:language-asian="es" style:country-asian="E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_5f_OOoComputerCode" style:display-name="_OOoComputerCode" style:family="paragraph" style:parent-style-name="Standard" style:default-outline-level="">
      <style:paragraph-properties fo:margin-top="0cm" fo:margin-bottom="0cm" loext:contextual-spacing="false" fo:line-height="100%" fo:orphans="0" fo:widows="0" fo:hyphenation-ladder-count="no-limit"/>
      <style:text-properties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Subtitle" style:family="paragraph" style:parent-style-name="Standard" style:next-style-name="Standard" style:default-outline-level="" style:class="chapter">
      <style:text-properties fo:color="#5a5a5a" fo:letter-spacing="0.026cm" style:font-name-asian="Calibri4"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Times New Roman" fo:font-family="'Times New Roman'"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Title" style:family="paragraph" style:parent-style-name="Heading" style:default-outline-level="" style:class="chapter"/>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4"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_5f_OOoComputerSpecial" style:display-name="_OOoComputerSpecial" style:family="text" style:parent-style-name="Default_20_Paragraph_20_Font">
      <style:text-properties fo:color="#000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KeyWord" style:display-name="_OOoComputerKeyWord" style:family="text" style:parent-style-name="Default_20_Paragraph_20_Font">
      <style:text-properties fo:color="#00008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Ident" style:display-name="_OOoComputerIdent" style:family="text" style:parent-style-name="Default_20_Paragraph_20_Font">
      <style:text-properties fo:color="#008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Literal" style:display-name="_OOoComputerLiteral" style:family="text" style:parent-style-name="Default_20_Paragraph_20_Font">
      <style:text-properties fo:color="#ff0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Subtítulo_20_Car" style:display-name="Subtítulo Car" style:family="text" style:parent-style-name="Default_20_Paragraph_20_Font">
      <style:text-properties fo:color="#5a5a5a" fo:letter-spacing="0.026cm" style:font-name-asian="Calibri4" style:font-family-asian="Calibri" style:font-family-generic-asian="system" style:font-pitch-asian="variable"/>
    </style:style>
    <style:style style:name="ListLabel_20_1" style:display-name="ListLabel 1" style:family="text">
      <style:text-properties fo:font-size="18pt" style:font-size-asian="18pt" style:font-size-complex="14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size="18pt" style:font-size-asian="18pt" style:font-name-complex="Symbol1" style:font-family-complex="Symbol" style:font-family-generic-complex="system" style:font-pitch-complex="variable" style:font-size-complex="14pt"/>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7" style:display-name="ListLabel 7" style:family="text">
      <style:text-properties fo:font-size="18pt" style:font-size-asian="18pt" style:font-name-complex="Symbol1" style:font-family-complex="Symbol" style:font-family-generic-complex="system" style:font-pitch-complex="variable" style:font-size-complex="14pt"/>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fo:font-size="18pt" style:font-size-asian="18pt" style:font-name-complex="Symbol1" style:font-family-complex="Symbol" style:font-family-generic-complex="system" style:font-pitch-complex="variable" style:font-size-complex="14pt"/>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fo:font-size="18pt" style:font-size-asian="18pt" style:font-name-complex="Symbol1" style:font-family-complex="Symbol" style:font-family-generic-complex="system" style:font-pitch-complex="variable" style:font-size-complex="14pt"/>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fo:font-size="18pt" style:font-size-asian="18pt" style:font-name-complex="Symbol1" style:font-family-complex="Symbol" style:font-family-generic-complex="system" style:font-pitch-complex="variable" style:font-size-complex="14pt"/>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6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7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7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6:00:00</meta:creation-date>
    <meta:initial-creator>Adolfo Soto Werner</meta:initial-creator>
    <dc:language>es-ES</dc:language>
    <dc:date>2017-05-25T19:58:39.611513514</dc:date>
    <meta:editing-cycles>73</meta:editing-cycles>
    <dc:subject>Algoritmos Divide y Vencerás</dc:subject>
    <dc:title>Práctica 2</dc:title>
    <meta:editing-duration>PT2H51M48S</meta:editing-duration>
    <meta:generator>LibreOffice/5.1.6.2$Linux_X86_64 LibreOffice_project/10m0$Build-2</meta:generator>
    <meta:document-statistic meta:table-count="16" meta:image-count="0" meta:object-count="7" meta:page-count="12" meta:paragraph-count="155" meta:word-count="1747" meta:character-count="10597" meta:non-whitespace-character-count="87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i mathvariant="normal">∅</mi>
    <annotation encoding="StarMath 5.0">emptyset 
</annotation>
  </semantics>
</math>
</file>

<file path=Object 2/content.xml><?xml version="1.0" encoding="utf-8"?>
<math xmlns="http://www.w3.org/1998/Math/MathML" display="block">
  <semantics>
    <mrow>
      <mrow>
        <mo stretchy="false">∑</mo>
        <msub>
          <mi>v</mi>
          <mi>i</mi>
        </msub>
      </mrow>
      <mi>⩽</mi>
      <mi>v</mi>
    </mrow>
    <annotation encoding="StarMath 5.0">sum {{v} rsub {i}} ⩽ v</annotation>
  </semantics>
</math>
</file>

<file path=Object 3/content.xml><?xml version="1.0" encoding="utf-8"?>
<math xmlns="http://www.w3.org/1998/Math/MathML" display="block">
  <semantics>
    <mi mathvariant="normal">∅</mi>
    <annotation encoding="StarMath 5.0">emptyset 
</annotation>
  </semantics>
</math>
</file>

<file path=Object 4/content.xml><?xml version="1.0" encoding="utf-8"?>
<math xmlns="http://www.w3.org/1998/Math/MathML" display="block">
  <semantics>
    <mrow>
      <mrow>
        <mrow>
          <mo stretchy="false">∑</mo>
          <mn>1</mn>
        </mrow>
        <mo stretchy="false">=</mo>
        <mi>n</mi>
      </mrow>
      <mi>⇒</mi>
      <mi>O</mi>
      <mrow>
        <mo fence="true" stretchy="true">(</mo>
        <mrow>
          <mi>n</mi>
        </mrow>
        <mo fence="true" stretchy="true">)</mo>
      </mrow>
    </mrow>
    <annotation encoding="StarMath 5.0">sum {1} = n ⇒ O left (n right )</annotation>
  </semantics>
</math>
</file>

<file path=Object 5/content.xml><?xml version="1.0" encoding="utf-8"?>
<math xmlns="http://www.w3.org/1998/Math/MathML" display="block">
  <semantics>
    <mrow>
      <mrow>
        <mrow>
          <mo stretchy="false">∑</mo>
          <mrow>
            <mo stretchy="false">∑</mo>
            <mn>1</mn>
          </mrow>
        </mrow>
        <mo stretchy="false">=</mo>
        <mrow>
          <mo stretchy="false">∑</mo>
          <mi>n</mi>
        </mrow>
        <mo stretchy="false">=</mo>
        <mi>n</mi>
      </mrow>
      <mrow>
        <mover accent="true">
          <mrow>
            <mo stretchy="false">∑</mo>
            <mn>1</mn>
          </mrow>
          <mo stretchy="false">˙</mo>
        </mover>
        <mo stretchy="false">=</mo>
        <msup>
          <mi>n</mi>
          <mn>2</mn>
        </msup>
      </mrow>
      <mi>⇒</mi>
      <mi>O</mi>
      <mrow>
        <mo fence="true" stretchy="true">(</mo>
        <mrow>
          <msup>
            <mi>n</mi>
            <mn>2</mn>
          </msup>
        </mrow>
        <mo fence="true" stretchy="true">)</mo>
      </mrow>
    </mrow>
    <annotation encoding="StarMath 5.0">sum {sum {1}} = sum {n} = n dot {sum {1}} = {n} ^ {2} ⇒ O left ({n} ^ {2} right )</annotation>
  </semantics>
</math>
</file>

<file path=Object 6/content.xml><?xml version="1.0" encoding="utf-8"?>
<math xmlns="http://www.w3.org/1998/Math/MathML" display="block">
  <semantics>
    <mrow>
      <mrow>
        <mrow>
          <mo stretchy="false">∑</mo>
          <mn>1</mn>
        </mrow>
        <mo stretchy="false">=</mo>
        <mi>n</mi>
      </mrow>
      <mi>⇒</mi>
      <mi>O</mi>
      <mrow>
        <mo fence="true" stretchy="true">(</mo>
        <mrow>
          <msub>
            <mi>n</mi>
            <mi>c</mi>
          </msub>
        </mrow>
        <mo fence="true" stretchy="true">)</mo>
      </mrow>
    </mrow>
    <annotation encoding="StarMath 5.0">sum {1} = n ⇒ O left ({n} rsub {c} right )</annotation>
  </semantics>
</math>
</file>

<file path=Object 7/content.xml><?xml version="1.0" encoding="utf-8"?>
<math xmlns="http://www.w3.org/1998/Math/MathML" display="block">
  <semantics>
    <mrow>
      <mi>O</mi>
      <mrow>
        <mrow>
          <mo fence="true" stretchy="true">(</mo>
          <mrow>
            <mi>n</mi>
          </mrow>
          <mo fence="true" stretchy="true">)</mo>
        </mrow>
        <mo stretchy="false">+</mo>
        <mi>O</mi>
      </mrow>
      <mrow>
        <mrow>
          <mo fence="true" stretchy="true">(</mo>
          <mrow>
            <mrow>
              <mi>n</mi>
              <mn>²</mn>
            </mrow>
          </mrow>
          <mo fence="true" stretchy="true">)</mo>
        </mrow>
        <mo stretchy="false">+</mo>
        <mi>O</mi>
      </mrow>
      <mrow>
        <mrow>
          <mo fence="true" stretchy="true">(</mo>
          <mrow>
            <msub>
              <mi>n</mi>
              <mi>c</mi>
            </msub>
          </mrow>
          <mo fence="true" stretchy="true">)</mo>
        </mrow>
        <mo stretchy="false">=</mo>
        <mi>O</mi>
      </mrow>
      <mrow>
        <mrow>
          <mo fence="true" stretchy="true">(</mo>
          <mrow>
            <mrow>
              <mrow>
                <mi>n</mi>
                <mo stretchy="false">+</mo>
                <mi>n</mi>
              </mrow>
              <mrow>
                <mn>²</mn>
                <mo stretchy="false">+</mo>
                <msub>
                  <mi>n</mi>
                  <mi>c</mi>
                </msub>
              </mrow>
            </mrow>
          </mrow>
          <mo fence="true" stretchy="true">)</mo>
        </mrow>
        <mo stretchy="false">=</mo>
        <mi>O</mi>
      </mrow>
      <mrow>
        <mo fence="true" stretchy="true">(</mo>
        <mrow>
          <mrow>
            <mi>n</mi>
            <mn>²</mn>
          </mrow>
        </mrow>
        <mo fence="true" stretchy="true">)</mo>
      </mrow>
    </mrow>
    <annotation encoding="StarMath 5.0">O left (n right ) + O left (n ² right ) + O left ({n} rsub {c} right ) = O left (n + n ² + {n} rsub {c} right ) = O left (n ² right )</annotation>
  </semantics>
</math>
</file>